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-0.0028in" table:align="left" style:writing-mode="lr-tb"/>
    </style:style>
    <style:style style:name="Table1.A" style:family="table-column">
      <style:table-column-properties style:column-width="1.3326in"/>
    </style:style>
    <style:style style:name="Table1.B" style:family="table-column">
      <style:table-column-properties style:column-width="1.1563in"/>
    </style:style>
    <style:style style:name="Table1.C" style:family="table-column">
      <style:table-column-properties style:column-width="1.3639in"/>
    </style:style>
    <style:style style:name="Table1.D" style:family="table-column">
      <style:table-column-properties style:column-width="1.2701in"/>
    </style:style>
    <style:style style:name="Table1.E" style:family="table-column">
      <style:table-column-properties style:column-width="1.804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069in" fo:padding-right="0.0069in" fo:padding-top="0in" fo:padding-bottom="0in" fo:border-left="0.0007in solid #000001" fo:border-right="none" fo:border-top="0.0007in solid #000001" fo:border-bottom="0.0007in solid #000001"/>
    </style:style>
    <style:style style:name="Table1.E1" style:family="table-cell">
      <style:table-cell-properties fo:padding-left="0.0069in" fo:padding-right="0.0069in" fo:padding-top="0in" fo:padding-bottom="0in" fo:border="0.0007in solid #000001"/>
    </style:style>
    <style:style style:name="Table1.A2" style:family="table-cell">
      <style:table-cell-properties fo:padding-left="0.0069in" fo:padding-right="0.0069in" fo:padding-top="0in" fo:padding-bottom="0in" fo:border-left="0.0007in solid #000001" fo:border-right="none" fo:border-top="none" fo:border-bottom="0.0007in solid #000001"/>
    </style:style>
    <style:style style:name="Table1.E2" style:family="table-cell">
      <style:table-cell-properties fo:padding-left="0.0069in" fo:padding-right="0.0069in" fo:padding-top="0in" fo:padding-bottom="0in" fo:border-left="0.0007in solid #000001" fo:border-right="0.0007in solid #000001" fo:border-top="none" fo:border-bottom="0.0007in solid #000001"/>
    </style:style>
    <style:style style:name="Table2" style:family="table">
      <style:table-properties style:width="6.9271in" fo:margin-left="-0.0028in" table:align="left" style:writing-mode="lr-tb"/>
    </style:style>
    <style:style style:name="Table2.A" style:family="table-column">
      <style:table-column-properties style:column-width="1.3326in"/>
    </style:style>
    <style:style style:name="Table2.B" style:family="table-column">
      <style:table-column-properties style:column-width="1.1563in"/>
    </style:style>
    <style:style style:name="Table2.C" style:family="table-column">
      <style:table-column-properties style:column-width="1.3639in"/>
    </style:style>
    <style:style style:name="Table2.D" style:family="table-column">
      <style:table-column-properties style:column-width="1.2701in"/>
    </style:style>
    <style:style style:name="Table2.E" style:family="table-column">
      <style:table-column-properties style:column-width="1.804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069in" fo:padding-right="0.0069in" fo:padding-top="0in" fo:padding-bottom="0in" fo:border-left="0.0007in solid #000001" fo:border-right="none" fo:border-top="0.0007in solid #000001" fo:border-bottom="0.0007in solid #000001"/>
    </style:style>
    <style:style style:name="Table2.E1" style:family="table-cell">
      <style:table-cell-properties fo:padding-left="0.0069in" fo:padding-right="0.0069in" fo:padding-top="0in" fo:padding-bottom="0in" fo:border="0.0007in solid #000001"/>
    </style:style>
    <style:style style:name="Table2.A2" style:family="table-cell">
      <style:table-cell-properties fo:padding-left="0.0069in" fo:padding-right="0.0069in" fo:padding-top="0in" fo:padding-bottom="0in" fo:border-left="0.0007in solid #000001" fo:border-right="none" fo:border-top="none" fo:border-bottom="0.0007in solid #000001"/>
    </style:style>
    <style:style style:name="Table2.E2" style:family="table-cell">
      <style:table-cell-properties fo:padding-left="0.0069in" fo:padding-right="0.0069in" fo:padding-top="0in" fo:padding-bottom="0in" fo:border-left="0.0007in solid #000001" fo:border-right="0.0007in solid #000001" fo:border-top="none" fo:border-bottom="0.0007in solid #000001"/>
    </style:style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Courier New" fo:font-size="10pt" style:font-name-asian="Times New Roman1" style:font-size-asian="10pt" style:font-name-complex="Courier New1" style:font-size-complex="10pt"/>
    </style:style>
    <style:style style:name="P5" style:family="paragraph" style:parent-style-name="Standard">
      <style:paragraph-properties fo:margin-top="0in" fo:margin-bottom="0in" fo:text-align="center" style:justify-single-word="false"/>
    </style:style>
    <style:style style:name="P6" style:family="paragraph" style:parent-style-name="Standard">
      <style:paragraph-properties fo:margin-top="0in" fo:margin-bottom="0in"/>
      <style:text-properties style:font-name="Times New Roman" fo:font-size="8pt" style:font-name-asian="Times New Roman1" style:font-size-asian="8pt" style:font-name-complex="Times New Roman1" style:font-size-complex="8pt"/>
    </style:style>
    <style:style style:name="P7" style:family="paragraph" style:parent-style-name="Standard">
      <style:paragraph-properties fo:margin-top="0in" fo:margin-bottom="0in"/>
      <style:text-properties style:font-name="Times New Roman" style:font-name-asian="Times New Roman1" style:font-name-complex="Times New Roman1"/>
    </style:style>
    <style:style style:name="P8" style:family="paragraph" style:parent-style-name="Standard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style:font-name="Courier New" style:font-name-asian="Times New Roman1" style:font-name-complex="Courier New1"/>
    </style:style>
    <style:style style:name="P10" style:family="paragraph" style:parent-style-name="Standard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P11" style:family="paragraph" style:parent-style-name="Standard">
      <style:paragraph-properties fo:margin-top="0in" fo:margin-bottom="0in" fo:line-height="100%" fo:break-before="pag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Plain_20_Text">
      <style:paragraph-properties fo:margin-left="0in" fo:margin-right="0.0201in" fo:text-indent="0in" style:auto-text-indent="false"/>
    </style:style>
    <style:style style:name="P15" style:family="paragraph" style:parent-style-name="Standard">
      <style:paragraph-properties fo:break-before="page"/>
      <style:text-properties style:font-name="Courier New" fo:font-size="10pt" style:font-name-asian="Times New Roman1" style:font-size-asian="10pt" style:font-name-complex="Courier New1" style:font-size-complex="10pt"/>
    </style:style>
    <style:style style:name="P16" style:family="paragraph" style:parent-style-name="Standard">
      <style:paragraph-properties fo:margin-left="0in" fo:margin-right="-0.1047in" fo:margin-top="0in" fo:margin-bottom="0in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P17" style:family="paragraph" style:parent-style-name="Standard">
      <style:paragraph-properties fo:margin-left="0in" fo:margin-right="-0.1047in" fo:margin-top="0in" fo:margin-bottom="0in" fo:line-height="100%" fo:text-indent="0in" style:auto-text-indent="false">
        <style:tab-stops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P18" style:family="paragraph" style:parent-style-name="Standard">
      <style:paragraph-properties fo:margin-left="0in" fo:margin-right="-0.1047in" fo:margin-top="0in" fo:margin-bottom="0in" fo:line-height="100%" fo:text-indent="0in" style:auto-text-indent="false">
        <style:tab-stops>
          <style:tab-stop style:position="1.25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Times New Roman" style:font-name-complex="Times New Roman1"/>
    </style:style>
    <style:style style:name="P20" style:family="paragraph" style:parent-style-name="Standard">
      <style:paragraph-properties fo:margin-top="0in" fo:margin-bottom="0in" fo:text-align="center" style:justify-single-word="false" fo:break-before="pag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Courier New" fo:font-size="10pt" style:font-name-asian="Times New Roman1" style:font-size-asian="10pt" style:font-name-complex="Courier New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run_iMesh_test– Indices for Executive Summary Pag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3">test</text:p>
          </table:table-cell>
          <table:table-cell table:style-name="Table1.A1" office:value-type="string">
            <text:p text:style-name="P13">GRUMMP</text:p>
          </table:table-cell>
          <table:table-cell table:style-name="Table1.A1" office:value-type="string">
            <text:p text:style-name="P13">MOAB</text:p>
          </table:table-cell>
          <table:table-cell table:style-name="Table1.A1" office:value-type="string">
            <text:p text:style-name="P13">FMDB</text:p>
          </table:table-cell>
          <table:table-cell table:style-name="Table1.E1" office:value-type="string">
            <text:p text:style-name="P13">RefImpl</text:p>
          </table:table-cell>
        </table:table-row>
        <table:table-row table:style-name="Table1.1">
          <table:table-cell table:style-name="Table1.A2" office:value-type="string">
            <text:p text:style-name="Table_20_Contents">download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70</text:p>
          </table:table-cell>
          <table:table-cell table:style-name="Table1.A2" office:value-type="string">
            <text:p text:style-name="P12">140</text:p>
          </table:table-cell>
          <table:table-cell table:style-name="Table1.E2" office:value-type="string">
            <text:p text:style-name="P12">210</text:p>
          </table:table-cell>
        </table:table-row>
        <table:table-row table:style-name="Table1.1">
          <table:table-cell table:style-name="Table1.A2" office:value-type="string">
            <text:p text:style-name="Table_20_Contents">configure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71</text:p>
          </table:table-cell>
          <table:table-cell table:style-name="Table1.A2" office:value-type="string">
            <text:p text:style-name="P12">141</text:p>
          </table:table-cell>
          <table:table-cell table:style-name="Table1.E2" office:value-type="string">
            <text:p text:style-name="P12">211</text:p>
          </table:table-cell>
        </table:table-row>
        <table:table-row table:style-name="Table1.1">
          <table:table-cell table:style-name="Table1.A2" office:value-type="string">
            <text:p text:style-name="Table_20_Contents">make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72</text:p>
          </table:table-cell>
          <table:table-cell table:style-name="Table1.A2" office:value-type="string">
            <text:p text:style-name="P12">142</text:p>
          </table:table-cell>
          <table:table-cell table:style-name="Table1.E2" office:value-type="string">
            <text:p text:style-name="P12">212</text:p>
          </table:table-cell>
        </table:table-row>
        <table:table-row table:style-name="Table1.1">
          <table:table-cell table:style-name="Table1.A2" office:value-type="string">
            <text:p text:style-name="Table_20_Contents">make-install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73</text:p>
          </table:table-cell>
          <table:table-cell table:style-name="Table1.A2" office:value-type="string">
            <text:p text:style-name="P12">143</text:p>
          </table:table-cell>
          <table:table-cell table:style-name="Table1.E2" office:value-type="string">
            <text:p text:style-name="P12">213</text:p>
          </table:table-cell>
        </table:table-row>
        <table:table-row table:style-name="Table1.1">
          <table:table-cell table:style-name="Table1.A2" office:value-type="string">
            <text:p text:style-name="Table_20_Contents">make-check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74</text:p>
          </table:table-cell>
          <table:table-cell table:style-name="Table1.A2" office:value-type="string">
            <text:p text:style-name="P12">144</text:p>
          </table:table-cell>
          <table:table-cell table:style-name="Table1.E2" office:value-type="string">
            <text:p text:style-name="P12">214</text:p>
          </table:table-cell>
        </table:table-row>
        <table:table-row table:style-name="Table1.1">
          <table:table-cell table:style-name="Table1.A2" office:value-type="string">
            <text:p text:style-name="Table_20_Contents"><text:s/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>iMesh Unit Test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Table_20_Contents">configure</text:p>
          </table:table-cell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2">75</text:p>
          </table:table-cell>
          <table:table-cell table:style-name="Table1.A2" office:value-type="string">
            <text:p text:style-name="P12">145</text:p>
          </table:table-cell>
          <table:table-cell table:style-name="Table1.E2" office:value-type="string">
            <text:p text:style-name="P12">215</text:p>
          </table:table-cell>
        </table:table-row>
        <table:table-row table:style-name="Table1.1">
          <table:table-cell table:style-name="Table1.A2" office:value-type="string">
            <text:p text:style-name="Table_20_Contents">make-spec-ck</text:p>
          </table:table-cell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2">76</text:p>
          </table:table-cell>
          <table:table-cell table:style-name="Table1.A2" office:value-type="string">
            <text:p text:style-name="P12">156</text:p>
          </table:table-cell>
          <table:table-cell table:style-name="Table1.E2" office:value-type="string">
            <text:p text:style-name="P12">216</text:p>
          </table:table-cell>
        </table:table-row>
        <table:table-row table:style-name="Table1.1">
          <table:table-cell table:style-name="Table1.A2" office:value-type="string">
            <text:p text:style-name="Table_20_Contents">make-no-spec-ck</text:p>
          </table:table-cell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2">77</text:p>
          </table:table-cell>
          <table:table-cell table:style-name="Table1.A2" office:value-type="string">
            <text:p text:style-name="P12">157</text:p>
          </table:table-cell>
          <table:table-cell table:style-name="Table1.E2" office:value-type="string">
            <text:p text:style-name="P12">217</text:p>
          </table:table-cell>
        </table:table-row>
        <table:table-row table:style-name="Table1.1">
          <table:table-cell table:style-name="Table1.A2" office:value-type="string">
            <text:p text:style-name="Table_20_Contents">run save-load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78</text:p>
          </table:table-cell>
          <table:table-cell table:style-name="Table1.A2" office:value-type="string">
            <text:p text:style-name="P12">148</text:p>
          </table:table-cell>
          <table:table-cell table:style-name="Table1.E2" office:value-type="string">
            <text:p text:style-name="P12">218</text:p>
          </table:table-cell>
        </table:table-row>
        <table:table-row table:style-name="Table1.1">
          <table:table-cell table:style-name="Table1.A2" office:value-type="string">
            <text:p text:style-name="Table_20_Contents">run no-save-load</text:p>
          </table:table-cell>
          <table:table-cell table:style-name="Table1.A2" office:value-type="string">
            <text:p text:style-name="P12">9</text:p>
          </table:table-cell>
          <table:table-cell table:style-name="Table1.A2" office:value-type="string">
            <text:p text:style-name="P12">79</text:p>
          </table:table-cell>
          <table:table-cell table:style-name="Table1.A2" office:value-type="string">
            <text:p text:style-name="P12">149</text:p>
          </table:table-cell>
          <table:table-cell table:style-name="Table1.E2" office:value-type="string">
            <text:p text:style-name="P12">219</text:p>
          </table:table-cell>
        </table:table-row>
        <table:table-row table:style-name="Table1.1">
          <table:table-cell table:style-name="Table1.A2" office:value-type="string">
            <text:p text:style-name="Table_20_Contents">valgrind</text:p>
          </table:table-cell>
          <table:table-cell table:style-name="Table1.A2" office:value-type="string">
            <text:p text:style-name="P12">10</text:p>
          </table:table-cell>
          <table:table-cell table:style-name="Table1.A2" office:value-type="string">
            <text:p text:style-name="P12">80</text:p>
          </table:table-cell>
          <table:table-cell table:style-name="Table1.A2" office:value-type="string">
            <text:p text:style-name="P12">150</text:p>
          </table:table-cell>
          <table:table-cell table:style-name="Table1.E2" office:value-type="string">
            <text:p text:style-name="P12">220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>Mesquite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Table_20_Contents">configure</text:p>
          </table:table-cell>
          <table:table-cell table:style-name="Table1.A2" office:value-type="string">
            <text:p text:style-name="P12">11</text:p>
          </table:table-cell>
          <table:table-cell table:style-name="Table1.A2" office:value-type="string">
            <text:p text:style-name="P12">81</text:p>
          </table:table-cell>
          <table:table-cell table:style-name="Table1.A2" office:value-type="string">
            <text:p text:style-name="P12">151</text:p>
          </table:table-cell>
          <table:table-cell table:style-name="Table1.E2" office:value-type="string">
            <text:p text:style-name="P12">221</text:p>
          </table:table-cell>
        </table:table-row>
        <table:table-row table:style-name="Table1.1">
          <table:table-cell table:style-name="Table1.A2" office:value-type="string">
            <text:p text:style-name="Table_20_Contents">make</text:p>
          </table:table-cell>
          <table:table-cell table:style-name="Table1.A2" office:value-type="string">
            <text:p text:style-name="P12">12</text:p>
          </table:table-cell>
          <table:table-cell table:style-name="Table1.A2" office:value-type="string">
            <text:p text:style-name="P12">82</text:p>
          </table:table-cell>
          <table:table-cell table:style-name="Table1.A2" office:value-type="string">
            <text:p text:style-name="P12">152</text:p>
          </table:table-cell>
          <table:table-cell table:style-name="Table1.E2" office:value-type="string">
            <text:p text:style-name="P12">222</text:p>
          </table:table-cell>
        </table:table-row>
        <table:table-row table:style-name="Table1.1">
          <table:table-cell table:style-name="Table1.A2" office:value-type="string">
            <text:p text:style-name="Table_20_Contents">run</text:p>
          </table:table-cell>
          <table:table-cell table:style-name="Table1.A2" office:value-type="string">
            <text:p text:style-name="P12">13</text:p>
          </table:table-cell>
          <table:table-cell table:style-name="Table1.A2" office:value-type="string">
            <text:p text:style-name="P12">83</text:p>
          </table:table-cell>
          <table:table-cell table:style-name="Table1.A2" office:value-type="string">
            <text:p text:style-name="P12">153</text:p>
          </table:table-cell>
          <table:table-cell table:style-name="Table1.E2" office:value-type="string">
            <text:p text:style-name="P12">223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>Swapping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Table_20_Contents">configure</text:p>
          </table:table-cell>
          <table:table-cell table:style-name="Table1.A2" office:value-type="string">
            <text:p text:style-name="P12">14</text:p>
          </table:table-cell>
          <table:table-cell table:style-name="Table1.A2" office:value-type="string">
            <text:p text:style-name="P12">84</text:p>
          </table:table-cell>
          <table:table-cell table:style-name="Table1.A2" office:value-type="string">
            <text:p text:style-name="P12">154</text:p>
          </table:table-cell>
          <table:table-cell table:style-name="Table1.E2" office:value-type="string">
            <text:p text:style-name="P12">224</text:p>
          </table:table-cell>
        </table:table-row>
        <table:table-row table:style-name="Table1.1">
          <table:table-cell table:style-name="Table1.A2" office:value-type="string">
            <text:p text:style-name="Table_20_Contents">make</text:p>
          </table:table-cell>
          <table:table-cell table:style-name="Table1.A2" office:value-type="string">
            <text:p text:style-name="P12">15</text:p>
          </table:table-cell>
          <table:table-cell table:style-name="Table1.A2" office:value-type="string">
            <text:p text:style-name="P12">85</text:p>
          </table:table-cell>
          <table:table-cell table:style-name="Table1.A2" office:value-type="string">
            <text:p text:style-name="P12">155</text:p>
          </table:table-cell>
          <table:table-cell table:style-name="Table1.E2" office:value-type="string">
            <text:p text:style-name="P12">225</text:p>
          </table:table-cell>
        </table:table-row>
        <table:table-row table:style-name="Table1.1">
          <table:table-cell table:style-name="Table1.A2" office:value-type="string">
            <text:p text:style-name="Table_20_Contents">run</text:p>
          </table:table-cell>
          <table:table-cell table:style-name="Table1.A2" office:value-type="string">
            <text:p text:style-name="P12">16</text:p>
          </table:table-cell>
          <table:table-cell table:style-name="Table1.A2" office:value-type="string">
            <text:p text:style-name="P12">86</text:p>
          </table:table-cell>
          <table:table-cell table:style-name="Table1.A2" office:value-type="string">
            <text:p text:style-name="P12">156</text:p>
          </table:table-cell>
          <table:table-cell table:style-name="Table1.E2" office:value-type="string">
            <text:p text:style-name="P12">226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>iZoltan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Table_20_Contents">configure</text:p>
          </table:table-cell>
          <table:table-cell table:style-name="Table1.A2" office:value-type="string">
            <text:p text:style-name="P12">17</text:p>
          </table:table-cell>
          <table:table-cell table:style-name="Table1.A2" office:value-type="string">
            <text:p text:style-name="P12">87</text:p>
          </table:table-cell>
          <table:table-cell table:style-name="Table1.A2" office:value-type="string">
            <text:p text:style-name="P12">157</text:p>
          </table:table-cell>
          <table:table-cell table:style-name="Table1.E2" office:value-type="string">
            <text:p text:style-name="P12">227</text:p>
          </table:table-cell>
        </table:table-row>
        <table:table-row table:style-name="Table1.1">
          <table:table-cell table:style-name="Table1.A2" office:value-type="string">
            <text:p text:style-name="Table_20_Contents">make</text:p>
          </table:table-cell>
          <table:table-cell table:style-name="Table1.A2" office:value-type="string">
            <text:p text:style-name="P12">18</text:p>
          </table:table-cell>
          <table:table-cell table:style-name="Table1.A2" office:value-type="string">
            <text:p text:style-name="P12">88</text:p>
          </table:table-cell>
          <table:table-cell table:style-name="Table1.A2" office:value-type="string">
            <text:p text:style-name="P12">158</text:p>
          </table:table-cell>
          <table:table-cell table:style-name="Table1.E2" office:value-type="string">
            <text:p text:style-name="P12">228</text:p>
          </table:table-cell>
        </table:table-row>
        <table:table-row table:style-name="Table1.1">
          <table:table-cell table:style-name="Table1.A2" office:value-type="string">
            <text:p text:style-name="Table_20_Contents">run</text:p>
          </table:table-cell>
          <table:table-cell table:style-name="Table1.A2" office:value-type="string">
            <text:p text:style-name="P12">19</text:p>
          </table:table-cell>
          <table:table-cell table:style-name="Table1.A2" office:value-type="string">
            <text:p text:style-name="P12">89</text:p>
          </table:table-cell>
          <table:table-cell table:style-name="Table1.A2" office:value-type="string">
            <text:p text:style-name="P12">159</text:p>
          </table:table-cell>
          <table:table-cell table:style-name="Table1.E2" office:value-type="string">
            <text:p text:style-name="P12">229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>FindAdjacency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Table_20_Contents">make</text:p>
          </table:table-cell>
          <table:table-cell table:style-name="Table1.A2" office:value-type="string">
            <text:p text:style-name="P12">20</text:p>
          </table:table-cell>
          <table:table-cell table:style-name="Table1.A2" office:value-type="string">
            <text:p text:style-name="P12">90</text:p>
          </table:table-cell>
          <table:table-cell table:style-name="Table1.A2" office:value-type="string">
            <text:p text:style-name="P12">160</text:p>
          </table:table-cell>
          <table:table-cell table:style-name="Table1.E2" office:value-type="string">
            <text:p text:style-name="P12">230</text:p>
          </table:table-cell>
        </table:table-row>
        <table:table-row table:style-name="Table1.1">
          <table:table-cell table:style-name="Table1.A2" office:value-type="string">
            <text:p text:style-name="Table_20_Contents">C</text:p>
          </table:table-cell>
          <table:table-cell table:style-name="Table1.A2" office:value-type="string">
            <text:p text:style-name="P12">21</text:p>
          </table:table-cell>
          <table:table-cell table:style-name="Table1.A2" office:value-type="string">
            <text:p text:style-name="P12">91</text:p>
          </table:table-cell>
          <table:table-cell table:style-name="Table1.A2" office:value-type="string">
            <text:p text:style-name="P12">161</text:p>
          </table:table-cell>
          <table:table-cell table:style-name="Table1.E2" office:value-type="string">
            <text:p text:style-name="P12">231</text:p>
          </table:table-cell>
        </table:table-row>
        <table:table-row table:style-name="Table1.1">
          <table:table-cell table:style-name="Table1.A2" office:value-type="string">
            <text:p text:style-name="Table_20_Contents">C-valgrind</text:p>
          </table:table-cell>
          <table:table-cell table:style-name="Table1.A2" office:value-type="string">
            <text:p text:style-name="P12">22</text:p>
          </table:table-cell>
          <table:table-cell table:style-name="Table1.A2" office:value-type="string">
            <text:p text:style-name="P12">92</text:p>
          </table:table-cell>
          <table:table-cell table:style-name="Table1.A2" office:value-type="string">
            <text:p text:style-name="P12">162</text:p>
          </table:table-cell>
          <table:table-cell table:style-name="Table1.E2" office:value-type="string">
            <text:p text:style-name="P12">232</text:p>
          </table:table-cell>
        </table:table-row>
        <table:table-row table:style-name="Table1.1">
          <table:table-cell table:style-name="Table1.A2" office:value-type="string">
            <text:p text:style-name="Table_20_Contents">C++</text:p>
          </table:table-cell>
          <table:table-cell table:style-name="Table1.A2" office:value-type="string">
            <text:p text:style-name="P12">23</text:p>
          </table:table-cell>
          <table:table-cell table:style-name="Table1.A2" office:value-type="string">
            <text:p text:style-name="P12">93</text:p>
          </table:table-cell>
          <table:table-cell table:style-name="Table1.A2" office:value-type="string">
            <text:p text:style-name="P12">163</text:p>
          </table:table-cell>
          <table:table-cell table:style-name="Table1.E2" office:value-type="string">
            <text:p text:style-name="P12">233</text:p>
          </table:table-cell>
        </table:table-row>
        <table:table-row table:style-name="Table1.1">
          <table:table-cell table:style-name="Table1.A2" office:value-type="string">
            <text:p text:style-name="Table_20_Contents">C++ - valgrind</text:p>
          </table:table-cell>
          <table:table-cell table:style-name="Table1.A2" office:value-type="string">
            <text:p text:style-name="P12">24</text:p>
          </table:table-cell>
          <table:table-cell table:style-name="Table1.A2" office:value-type="string">
            <text:p text:style-name="P12">94</text:p>
          </table:table-cell>
          <table:table-cell table:style-name="Table1.A2" office:value-type="string">
            <text:p text:style-name="P12">164</text:p>
          </table:table-cell>
          <table:table-cell table:style-name="Table1.E2" office:value-type="string">
            <text:p text:style-name="P12">234</text:p>
          </table:table-cell>
        </table:table-row>
        <table:table-row table:style-name="Table1.1">
          <table:table-cell table:style-name="Table1.A2" office:value-type="string">
            <text:p text:style-name="Table_20_Contents">F77</text:p>
          </table:table-cell>
          <table:table-cell table:style-name="Table1.A2" office:value-type="string">
            <text:p text:style-name="P12">25</text:p>
          </table:table-cell>
          <table:table-cell table:style-name="Table1.A2" office:value-type="string">
            <text:p text:style-name="P12">95</text:p>
          </table:table-cell>
          <table:table-cell table:style-name="Table1.A2" office:value-type="string">
            <text:p text:style-name="P12">165</text:p>
          </table:table-cell>
          <table:table-cell table:style-name="Table1.E2" office:value-type="string">
            <text:p text:style-name="P12">235</text:p>
          </table:table-cell>
        </table:table-row>
        <table:table-row table:style-name="Table1.1">
          <table:table-cell table:style-name="Table1.A2" office:value-type="string">
            <text:p text:style-name="Table_20_Contents">F77 - valgrind</text:p>
          </table:table-cell>
          <table:table-cell table:style-name="Table1.A2" office:value-type="string">
            <text:p text:style-name="P12">26</text:p>
          </table:table-cell>
          <table:table-cell table:style-name="Table1.A2" office:value-type="string">
            <text:p text:style-name="P12">96</text:p>
          </table:table-cell>
          <table:table-cell table:style-name="Table1.A2" office:value-type="string">
            <text:p text:style-name="P12">166</text:p>
          </table:table-cell>
          <table:table-cell table:style-name="Table1.E2" office:value-type="string">
            <text:p text:style-name="P12">236</text:p>
          </table:table-cell>
        </table:table-row>
        <table:table-row table:style-name="Table1.1">
          <table:table-cell table:style-name="Table1.A2" office:value-type="string">
            <text:p text:style-name="Table_20_Contents">F90</text:p>
          </table:table-cell>
          <table:table-cell table:style-name="Table1.A2" office:value-type="string">
            <text:p text:style-name="P12">27</text:p>
          </table:table-cell>
          <table:table-cell table:style-name="Table1.A2" office:value-type="string">
            <text:p text:style-name="P12">97</text:p>
          </table:table-cell>
          <table:table-cell table:style-name="Table1.A2" office:value-type="string">
            <text:p text:style-name="P12">167</text:p>
          </table:table-cell>
          <table:table-cell table:style-name="Table1.E2" office:value-type="string">
            <text:p text:style-name="P12">237</text:p>
          </table:table-cell>
        </table:table-row>
        <table:table-row table:style-name="Table1.1">
          <table:table-cell table:style-name="Table1.A2" office:value-type="string">
            <text:p text:style-name="Table_20_Contents">F90 - valgrind</text:p>
          </table:table-cell>
          <table:table-cell table:style-name="Table1.A2" office:value-type="string">
            <text:p text:style-name="P12">28</text:p>
          </table:table-cell>
          <table:table-cell table:style-name="Table1.A2" office:value-type="string">
            <text:p text:style-name="P12">98</text:p>
          </table:table-cell>
          <table:table-cell table:style-name="Table1.A2" office:value-type="string">
            <text:p text:style-name="P12">168</text:p>
          </table:table-cell>
          <table:table-cell table:style-name="Table1.E2" office:value-type="string">
            <text:p text:style-name="P12">238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>FindConnect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Table_20_Contents">make</text:p>
          </table:table-cell>
          <table:table-cell table:style-name="Table1.A2" office:value-type="string">
            <text:p text:style-name="P12">29</text:p>
          </table:table-cell>
          <table:table-cell table:style-name="Table1.A2" office:value-type="string">
            <text:p text:style-name="P12">99</text:p>
          </table:table-cell>
          <table:table-cell table:style-name="Table1.A2" office:value-type="string">
            <text:p text:style-name="P12">169</text:p>
          </table:table-cell>
          <table:table-cell table:style-name="Table1.E2" office:value-type="string">
            <text:p text:style-name="P12">239</text:p>
          </table:table-cell>
        </table:table-row>
        <table:table-row table:style-name="Table1.1">
          <table:table-cell table:style-name="Table1.A2" office:value-type="string">
            <text:p text:style-name="Table_20_Contents">F77</text:p>
          </table:table-cell>
          <table:table-cell table:style-name="Table1.A2" office:value-type="string">
            <text:p text:style-name="P12">30</text:p>
          </table:table-cell>
          <table:table-cell table:style-name="Table1.A2" office:value-type="string">
            <text:p text:style-name="P12">100</text:p>
          </table:table-cell>
          <table:table-cell table:style-name="Table1.A2" office:value-type="string">
            <text:p text:style-name="P12">170</text:p>
          </table:table-cell>
          <table:table-cell table:style-name="Table1.E2" office:value-type="string">
            <text:p text:style-name="P12">240</text:p>
          </table:table-cell>
        </table:table-row>
        <table:table-row table:style-name="Table1.1">
          <table:table-cell table:style-name="Table1.A2" office:value-type="string">
            <text:p text:style-name="Table_20_Contents">F77 - valgrind</text:p>
          </table:table-cell>
          <table:table-cell table:style-name="Table1.A2" office:value-type="string">
            <text:p text:style-name="P12">31</text:p>
          </table:table-cell>
          <table:table-cell table:style-name="Table1.A2" office:value-type="string">
            <text:p text:style-name="P12">101</text:p>
          </table:table-cell>
          <table:table-cell table:style-name="Table1.A2" office:value-type="string">
            <text:p text:style-name="P12">171</text:p>
          </table:table-cell>
          <table:table-cell table:style-name="Table1.E2" office:value-type="string">
            <text:p text:style-name="P12">241</text:p>
          </table:table-cell>
        </table:table-row>
        <table:table-row table:style-name="Table1.1">
          <table:table-cell table:style-name="Table1.A2" office:value-type="string">
            <text:p text:style-name="Table_20_Contents">F90</text:p>
          </table:table-cell>
          <table:table-cell table:style-name="Table1.A2" office:value-type="string">
            <text:p text:style-name="P12">32</text:p>
          </table:table-cell>
          <table:table-cell table:style-name="Table1.A2" office:value-type="string">
            <text:p text:style-name="P12">102</text:p>
          </table:table-cell>
          <table:table-cell table:style-name="Table1.A2" office:value-type="string">
            <text:p text:style-name="P12">172</text:p>
          </table:table-cell>
          <table:table-cell table:style-name="Table1.E2" office:value-type="string">
            <text:p text:style-name="P12">242</text:p>
          </table:table-cell>
        </table:table-row>
        <table:table-row table:style-name="Table1.1">
          <table:table-cell table:style-name="Table1.A2" office:value-type="string">
            <text:p text:style-name="Table_20_Contents">F90 - valgrind</text:p>
          </table:table-cell>
          <table:table-cell table:style-name="Table1.A2" office:value-type="string">
            <text:p text:style-name="P12">33</text:p>
          </table:table-cell>
          <table:table-cell table:style-name="Table1.A2" office:value-type="string">
            <text:p text:style-name="P12">103</text:p>
          </table:table-cell>
          <table:table-cell table:style-name="Table1.A2" office:value-type="string">
            <text:p text:style-name="P12">173</text:p>
          </table:table-cell>
          <table:table-cell table:style-name="Table1.E2" office:value-type="string">
            <text:p text:style-name="P12">243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>HelloMesh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Table_20_Contents">make</text:p>
          </table:table-cell>
          <table:table-cell table:style-name="Table1.A2" office:value-type="string">
            <text:p text:style-name="P12">34</text:p>
          </table:table-cell>
          <table:table-cell table:style-name="Table1.A2" office:value-type="string">
            <text:p text:style-name="P12">104</text:p>
          </table:table-cell>
          <table:table-cell table:style-name="Table1.A2" office:value-type="string">
            <text:p text:style-name="P12">174</text:p>
          </table:table-cell>
          <table:table-cell table:style-name="Table1.E2" office:value-type="string">
            <text:p text:style-name="P12">244</text:p>
          </table:table-cell>
        </table:table-row>
        <table:table-row table:style-name="Table1.1">
          <table:table-cell table:style-name="Table1.A2" office:value-type="string">
            <text:p text:style-name="Table_20_Contents">C</text:p>
          </table:table-cell>
          <table:table-cell table:style-name="Table1.A2" office:value-type="string">
            <text:p text:style-name="P12">35</text:p>
          </table:table-cell>
          <table:table-cell table:style-name="Table1.A2" office:value-type="string">
            <text:p text:style-name="P12">105</text:p>
          </table:table-cell>
          <table:table-cell table:style-name="Table1.A2" office:value-type="string">
            <text:p text:style-name="P12">175</text:p>
          </table:table-cell>
          <table:table-cell table:style-name="Table1.E2" office:value-type="string">
            <text:p text:style-name="P12">245</text:p>
          </table:table-cell>
        </table:table-row>
        <table:table-row table:style-name="Table1.1">
          <table:table-cell table:style-name="Table1.A2" office:value-type="string">
            <text:p text:style-name="Table_20_Contents">C - valgrind</text:p>
          </table:table-cell>
          <table:table-cell table:style-name="Table1.A2" office:value-type="string">
            <text:p text:style-name="P12">36</text:p>
          </table:table-cell>
          <table:table-cell table:style-name="Table1.A2" office:value-type="string">
            <text:p text:style-name="P12">106</text:p>
          </table:table-cell>
          <table:table-cell table:style-name="Table1.A2" office:value-type="string">
            <text:p text:style-name="P12">176</text:p>
          </table:table-cell>
          <table:table-cell table:style-name="Table1.E2" office:value-type="string">
            <text:p text:style-name="P12">246</text:p>
          </table:table-cell>
        </table:table-row>
        <text:soft-page-break/>
        <table:table-row table:style-name="Table1.1">
          <table:table-cell table:style-name="Table1.A2" office:value-type="string">
            <text:p text:style-name="Table_20_Contents">C++</text:p>
          </table:table-cell>
          <table:table-cell table:style-name="Table1.A2" office:value-type="string">
            <text:p text:style-name="P12">37</text:p>
          </table:table-cell>
          <table:table-cell table:style-name="Table1.A2" office:value-type="string">
            <text:p text:style-name="P12">107</text:p>
          </table:table-cell>
          <table:table-cell table:style-name="Table1.A2" office:value-type="string">
            <text:p text:style-name="P12">177</text:p>
          </table:table-cell>
          <table:table-cell table:style-name="Table1.E2" office:value-type="string">
            <text:p text:style-name="P12">247</text:p>
          </table:table-cell>
        </table:table-row>
        <table:table-row table:style-name="Table1.1">
          <table:table-cell table:style-name="Table1.A2" office:value-type="string">
            <text:p text:style-name="Table_20_Contents">C++ - valgrind</text:p>
          </table:table-cell>
          <table:table-cell table:style-name="Table1.A2" office:value-type="string">
            <text:p text:style-name="P12">38</text:p>
          </table:table-cell>
          <table:table-cell table:style-name="Table1.A2" office:value-type="string">
            <text:p text:style-name="P12">108</text:p>
          </table:table-cell>
          <table:table-cell table:style-name="Table1.A2" office:value-type="string">
            <text:p text:style-name="P12">178</text:p>
          </table:table-cell>
          <table:table-cell table:style-name="Table1.E2" office:value-type="string">
            <text:p text:style-name="P12">248</text:p>
          </table:table-cell>
        </table:table-row>
        <table:table-row table:style-name="Table1.1">
          <table:table-cell table:style-name="Table1.A2" office:value-type="string">
            <text:p text:style-name="Table_20_Contents">F77</text:p>
          </table:table-cell>
          <table:table-cell table:style-name="Table1.A2" office:value-type="string">
            <text:p text:style-name="P12">39</text:p>
          </table:table-cell>
          <table:table-cell table:style-name="Table1.A2" office:value-type="string">
            <text:p text:style-name="P12">109</text:p>
          </table:table-cell>
          <table:table-cell table:style-name="Table1.A2" office:value-type="string">
            <text:p text:style-name="P12">179</text:p>
          </table:table-cell>
          <table:table-cell table:style-name="Table1.E2" office:value-type="string">
            <text:p text:style-name="P12">249</text:p>
          </table:table-cell>
        </table:table-row>
        <table:table-row table:style-name="Table1.1">
          <table:table-cell table:style-name="Table1.A2" office:value-type="string">
            <text:p text:style-name="Table_20_Contents">F77 - valgrind</text:p>
          </table:table-cell>
          <table:table-cell table:style-name="Table1.A2" office:value-type="string">
            <text:p text:style-name="P12">40</text:p>
          </table:table-cell>
          <table:table-cell table:style-name="Table1.A2" office:value-type="string">
            <text:p text:style-name="P12">110</text:p>
          </table:table-cell>
          <table:table-cell table:style-name="Table1.A2" office:value-type="string">
            <text:p text:style-name="P12">180</text:p>
          </table:table-cell>
          <table:table-cell table:style-name="Table1.E2" office:value-type="string">
            <text:p text:style-name="P12">250</text:p>
          </table:table-cell>
        </table:table-row>
        <table:table-row table:style-name="Table1.1">
          <table:table-cell table:style-name="Table1.A2" office:value-type="string">
            <text:p text:style-name="Table_20_Contents">F90</text:p>
          </table:table-cell>
          <table:table-cell table:style-name="Table1.A2" office:value-type="string">
            <text:p text:style-name="P12">41</text:p>
          </table:table-cell>
          <table:table-cell table:style-name="Table1.A2" office:value-type="string">
            <text:p text:style-name="P12">111</text:p>
          </table:table-cell>
          <table:table-cell table:style-name="Table1.A2" office:value-type="string">
            <text:p text:style-name="P12">181</text:p>
          </table:table-cell>
          <table:table-cell table:style-name="Table1.E2" office:value-type="string">
            <text:p text:style-name="P12">251</text:p>
          </table:table-cell>
        </table:table-row>
        <table:table-row table:style-name="Table1.1">
          <table:table-cell table:style-name="Table1.A2" office:value-type="string">
            <text:p text:style-name="Table_20_Contents">F90 - valgrind</text:p>
          </table:table-cell>
          <table:table-cell table:style-name="Table1.A2" office:value-type="string">
            <text:p text:style-name="P12">42</text:p>
          </table:table-cell>
          <table:table-cell table:style-name="Table1.A2" office:value-type="string">
            <text:p text:style-name="P12">112</text:p>
          </table:table-cell>
          <table:table-cell table:style-name="Table1.A2" office:value-type="string">
            <text:p text:style-name="P12">182</text:p>
          </table:table-cell>
          <table:table-cell table:style-name="Table1.E2" office:value-type="string">
            <text:p text:style-name="P12">252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>ListSetsNTags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Table_20_Contents">make</text:p>
          </table:table-cell>
          <table:table-cell table:style-name="Table1.A2" office:value-type="string">
            <text:p text:style-name="P12">43</text:p>
          </table:table-cell>
          <table:table-cell table:style-name="Table1.A2" office:value-type="string">
            <text:p text:style-name="P12">113</text:p>
          </table:table-cell>
          <table:table-cell table:style-name="Table1.A2" office:value-type="string">
            <text:p text:style-name="P12">183</text:p>
          </table:table-cell>
          <table:table-cell table:style-name="Table1.E2" office:value-type="string">
            <text:p text:style-name="P12">253</text:p>
          </table:table-cell>
        </table:table-row>
        <table:table-row table:style-name="Table1.1">
          <table:table-cell table:style-name="Table1.A2" office:value-type="string">
            <text:p text:style-name="Table_20_Contents">C</text:p>
          </table:table-cell>
          <table:table-cell table:style-name="Table1.A2" office:value-type="string">
            <text:p text:style-name="P12">44</text:p>
          </table:table-cell>
          <table:table-cell table:style-name="Table1.A2" office:value-type="string">
            <text:p text:style-name="P12">114</text:p>
          </table:table-cell>
          <table:table-cell table:style-name="Table1.A2" office:value-type="string">
            <text:p text:style-name="P12">184</text:p>
          </table:table-cell>
          <table:table-cell table:style-name="Table1.E2" office:value-type="string">
            <text:p text:style-name="P12">254</text:p>
          </table:table-cell>
        </table:table-row>
        <table:table-row table:style-name="Table1.1">
          <table:table-cell table:style-name="Table1.A2" office:value-type="string">
            <text:p text:style-name="Table_20_Contents">C - valgrind</text:p>
          </table:table-cell>
          <table:table-cell table:style-name="Table1.A2" office:value-type="string">
            <text:p text:style-name="P12">45</text:p>
          </table:table-cell>
          <table:table-cell table:style-name="Table1.A2" office:value-type="string">
            <text:p text:style-name="P12">115</text:p>
          </table:table-cell>
          <table:table-cell table:style-name="Table1.A2" office:value-type="string">
            <text:p text:style-name="P12">185</text:p>
          </table:table-cell>
          <table:table-cell table:style-name="Table1.E2" office:value-type="string">
            <text:p text:style-name="P12">255</text:p>
          </table:table-cell>
        </table:table-row>
        <table:table-row table:style-name="Table1.1">
          <table:table-cell table:style-name="Table1.A2" office:value-type="string">
            <text:p text:style-name="Table_20_Contents">C++</text:p>
          </table:table-cell>
          <table:table-cell table:style-name="Table1.A2" office:value-type="string">
            <text:p text:style-name="P12">46</text:p>
          </table:table-cell>
          <table:table-cell table:style-name="Table1.A2" office:value-type="string">
            <text:p text:style-name="P12">116</text:p>
          </table:table-cell>
          <table:table-cell table:style-name="Table1.A2" office:value-type="string">
            <text:p text:style-name="P12">186</text:p>
          </table:table-cell>
          <table:table-cell table:style-name="Table1.E2" office:value-type="string">
            <text:p text:style-name="P12">256</text:p>
          </table:table-cell>
        </table:table-row>
        <table:table-row table:style-name="Table1.1">
          <table:table-cell table:style-name="Table1.A2" office:value-type="string">
            <text:p text:style-name="Table_20_Contents">C++ - valgrind</text:p>
          </table:table-cell>
          <table:table-cell table:style-name="Table1.A2" office:value-type="string">
            <text:p text:style-name="P12">47</text:p>
          </table:table-cell>
          <table:table-cell table:style-name="Table1.A2" office:value-type="string">
            <text:p text:style-name="P12">117</text:p>
          </table:table-cell>
          <table:table-cell table:style-name="Table1.A2" office:value-type="string">
            <text:p text:style-name="P12">187</text:p>
          </table:table-cell>
          <table:table-cell table:style-name="Table1.E2" office:value-type="string">
            <text:p text:style-name="P12">257</text:p>
          </table:table-cell>
        </table:table-row>
        <table:table-row table:style-name="Table1.1">
          <table:table-cell table:style-name="Table1.A2" office:value-type="string">
            <text:p text:style-name="Table_20_Contents">F77</text:p>
          </table:table-cell>
          <table:table-cell table:style-name="Table1.A2" office:value-type="string">
            <text:p text:style-name="P12">48</text:p>
          </table:table-cell>
          <table:table-cell table:style-name="Table1.A2" office:value-type="string">
            <text:p text:style-name="P12">118</text:p>
          </table:table-cell>
          <table:table-cell table:style-name="Table1.A2" office:value-type="string">
            <text:p text:style-name="P12">188</text:p>
          </table:table-cell>
          <table:table-cell table:style-name="Table1.E2" office:value-type="string">
            <text:p text:style-name="P12">258</text:p>
          </table:table-cell>
        </table:table-row>
        <table:table-row table:style-name="Table1.1">
          <table:table-cell table:style-name="Table1.A2" office:value-type="string">
            <text:p text:style-name="Table_20_Contents">F77 - valgrind</text:p>
          </table:table-cell>
          <table:table-cell table:style-name="Table1.A2" office:value-type="string">
            <text:p text:style-name="P12">49</text:p>
          </table:table-cell>
          <table:table-cell table:style-name="Table1.A2" office:value-type="string">
            <text:p text:style-name="P12">119</text:p>
          </table:table-cell>
          <table:table-cell table:style-name="Table1.A2" office:value-type="string">
            <text:p text:style-name="P12">189</text:p>
          </table:table-cell>
          <table:table-cell table:style-name="Table1.E2" office:value-type="string">
            <text:p text:style-name="P12">259</text:p>
          </table:table-cell>
        </table:table-row>
        <table:table-row table:style-name="Table1.1">
          <table:table-cell table:style-name="Table1.A2" office:value-type="string">
            <text:p text:style-name="Table_20_Contents">F90</text:p>
          </table:table-cell>
          <table:table-cell table:style-name="Table1.A2" office:value-type="string">
            <text:p text:style-name="P12">50</text:p>
          </table:table-cell>
          <table:table-cell table:style-name="Table1.A2" office:value-type="string">
            <text:p text:style-name="P12">120</text:p>
          </table:table-cell>
          <table:table-cell table:style-name="Table1.A2" office:value-type="string">
            <text:p text:style-name="P12">190</text:p>
          </table:table-cell>
          <table:table-cell table:style-name="Table1.E2" office:value-type="string">
            <text:p text:style-name="P12">260</text:p>
          </table:table-cell>
        </table:table-row>
        <table:table-row table:style-name="Table1.1">
          <table:table-cell table:style-name="Table1.A2" office:value-type="string">
            <text:p text:style-name="Table_20_Contents">F90 - valgrind</text:p>
          </table:table-cell>
          <table:table-cell table:style-name="Table1.A2" office:value-type="string">
            <text:p text:style-name="P12">51</text:p>
          </table:table-cell>
          <table:table-cell table:style-name="Table1.A2" office:value-type="string">
            <text:p text:style-name="P12">121</text:p>
          </table:table-cell>
          <table:table-cell table:style-name="Table1.A2" office:value-type="string">
            <text:p text:style-name="P12">191</text:p>
          </table:table-cell>
          <table:table-cell table:style-name="Table1.E2" office:value-type="string">
            <text:p text:style-name="P12">261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>perftest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Table_20_Contents">make</text:p>
          </table:table-cell>
          <table:table-cell table:style-name="Table1.A2" office:value-type="string">
            <text:p text:style-name="P12">52</text:p>
          </table:table-cell>
          <table:table-cell table:style-name="Table1.A2" office:value-type="string">
            <text:p text:style-name="P12">122</text:p>
          </table:table-cell>
          <table:table-cell table:style-name="Table1.A2" office:value-type="string">
            <text:p text:style-name="P12">192</text:p>
          </table:table-cell>
          <table:table-cell table:style-name="Table1.E2" office:value-type="string">
            <text:p text:style-name="P12">262</text:p>
          </table:table-cell>
        </table:table-row>
        <table:table-row table:style-name="Table1.1">
          <table:table-cell table:style-name="Table1.A2" office:value-type="string">
            <text:p text:style-name="Table_20_Contents">C</text:p>
          </table:table-cell>
          <table:table-cell table:style-name="Table1.A2" office:value-type="string">
            <text:p text:style-name="P12">53</text:p>
          </table:table-cell>
          <table:table-cell table:style-name="Table1.A2" office:value-type="string">
            <text:p text:style-name="P12">123</text:p>
          </table:table-cell>
          <table:table-cell table:style-name="Table1.A2" office:value-type="string">
            <text:p text:style-name="P12">193</text:p>
          </table:table-cell>
          <table:table-cell table:style-name="Table1.E2" office:value-type="string">
            <text:p text:style-name="P12">263</text:p>
          </table:table-cell>
        </table:table-row>
        <table:table-row table:style-name="Table1.1">
          <table:table-cell table:style-name="Table1.A2" office:value-type="string">
            <text:p text:style-name="Table_20_Contents">C - valgrind</text:p>
          </table:table-cell>
          <table:table-cell table:style-name="Table1.A2" office:value-type="string">
            <text:p text:style-name="P12">54</text:p>
          </table:table-cell>
          <table:table-cell table:style-name="Table1.A2" office:value-type="string">
            <text:p text:style-name="P12">124</text:p>
          </table:table-cell>
          <table:table-cell table:style-name="Table1.A2" office:value-type="string">
            <text:p text:style-name="P12">194</text:p>
          </table:table-cell>
          <table:table-cell table:style-name="Table1.E2" office:value-type="string">
            <text:p text:style-name="P12">264</text:p>
          </table:table-cell>
        </table:table-row>
        <table:table-row table:style-name="Table1.1">
          <table:table-cell table:style-name="Table1.A2" office:value-type="string">
            <text:p text:style-name="Table_20_Contents">C++</text:p>
          </table:table-cell>
          <table:table-cell table:style-name="Table1.A2" office:value-type="string">
            <text:p text:style-name="P12">55</text:p>
          </table:table-cell>
          <table:table-cell table:style-name="Table1.A2" office:value-type="string">
            <text:p text:style-name="P12">125</text:p>
          </table:table-cell>
          <table:table-cell table:style-name="Table1.A2" office:value-type="string">
            <text:p text:style-name="P12">195</text:p>
          </table:table-cell>
          <table:table-cell table:style-name="Table1.E2" office:value-type="string">
            <text:p text:style-name="P12">265</text:p>
          </table:table-cell>
        </table:table-row>
        <table:table-row table:style-name="Table1.1">
          <table:table-cell table:style-name="Table1.A2" office:value-type="string">
            <text:p text:style-name="Table_20_Contents">C++ - valgrind</text:p>
          </table:table-cell>
          <table:table-cell table:style-name="Table1.A2" office:value-type="string">
            <text:p text:style-name="P12">56</text:p>
          </table:table-cell>
          <table:table-cell table:style-name="Table1.A2" office:value-type="string">
            <text:p text:style-name="P12">126</text:p>
          </table:table-cell>
          <table:table-cell table:style-name="Table1.A2" office:value-type="string">
            <text:p text:style-name="P12">196</text:p>
          </table:table-cell>
          <table:table-cell table:style-name="Table1.E2" office:value-type="string">
            <text:p text:style-name="P12">266</text:p>
          </table:table-cell>
        </table:table-row>
        <table:table-row table:style-name="Table1.1">
          <table:table-cell table:style-name="Table1.A2" office:value-type="string">
            <text:p text:style-name="Table_20_Contents">F77</text:p>
          </table:table-cell>
          <table:table-cell table:style-name="Table1.A2" office:value-type="string">
            <text:p text:style-name="P12">57</text:p>
          </table:table-cell>
          <table:table-cell table:style-name="Table1.A2" office:value-type="string">
            <text:p text:style-name="P12">127</text:p>
          </table:table-cell>
          <table:table-cell table:style-name="Table1.A2" office:value-type="string">
            <text:p text:style-name="P12">197</text:p>
          </table:table-cell>
          <table:table-cell table:style-name="Table1.E2" office:value-type="string">
            <text:p text:style-name="P12">267</text:p>
          </table:table-cell>
        </table:table-row>
        <table:table-row table:style-name="Table1.1">
          <table:table-cell table:style-name="Table1.A2" office:value-type="string">
            <text:p text:style-name="Table_20_Contents">F77 - valgrind</text:p>
          </table:table-cell>
          <table:table-cell table:style-name="Table1.A2" office:value-type="string">
            <text:p text:style-name="P12">58</text:p>
          </table:table-cell>
          <table:table-cell table:style-name="Table1.A2" office:value-type="string">
            <text:p text:style-name="P12">128</text:p>
          </table:table-cell>
          <table:table-cell table:style-name="Table1.A2" office:value-type="string">
            <text:p text:style-name="P12">198</text:p>
          </table:table-cell>
          <table:table-cell table:style-name="Table1.E2" office:value-type="string">
            <text:p text:style-name="P12">268</text:p>
          </table:table-cell>
        </table:table-row>
        <table:table-row table:style-name="Table1.1">
          <table:table-cell table:style-name="Table1.A2" office:value-type="string">
            <text:p text:style-name="Table_20_Contents">F90</text:p>
          </table:table-cell>
          <table:table-cell table:style-name="Table1.A2" office:value-type="string">
            <text:p text:style-name="P12">59</text:p>
          </table:table-cell>
          <table:table-cell table:style-name="Table1.A2" office:value-type="string">
            <text:p text:style-name="P12">129</text:p>
          </table:table-cell>
          <table:table-cell table:style-name="Table1.A2" office:value-type="string">
            <text:p text:style-name="P12">199</text:p>
          </table:table-cell>
          <table:table-cell table:style-name="Table1.E2" office:value-type="string">
            <text:p text:style-name="P12">269</text:p>
          </table:table-cell>
        </table:table-row>
        <table:table-row table:style-name="Table1.1">
          <table:table-cell table:style-name="Table1.A2" office:value-type="string">
            <text:p text:style-name="Table_20_Contents">F90 - valgrind</text:p>
          </table:table-cell>
          <table:table-cell table:style-name="Table1.A2" office:value-type="string">
            <text:p text:style-name="P12">60</text:p>
          </table:table-cell>
          <table:table-cell table:style-name="Table1.A2" office:value-type="string">
            <text:p text:style-name="P12">130</text:p>
          </table:table-cell>
          <table:table-cell table:style-name="Table1.A2" office:value-type="string">
            <text:p text:style-name="P12">200</text:p>
          </table:table-cell>
          <table:table-cell table:style-name="Table1.E2" office:value-type="string">
            <text:p text:style-name="P12">270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>SimpleIterator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Table_20_Contents">make</text:p>
          </table:table-cell>
          <table:table-cell table:style-name="Table1.A2" office:value-type="string">
            <text:p text:style-name="P12">61</text:p>
          </table:table-cell>
          <table:table-cell table:style-name="Table1.A2" office:value-type="string">
            <text:p text:style-name="P12">131</text:p>
          </table:table-cell>
          <table:table-cell table:style-name="Table1.A2" office:value-type="string">
            <text:p text:style-name="P12">201</text:p>
          </table:table-cell>
          <table:table-cell table:style-name="Table1.E2" office:value-type="string">
            <text:p text:style-name="P12">271</text:p>
          </table:table-cell>
        </table:table-row>
        <table:table-row table:style-name="Table1.1">
          <table:table-cell table:style-name="Table1.A2" office:value-type="string">
            <text:p text:style-name="Table_20_Contents">C</text:p>
          </table:table-cell>
          <table:table-cell table:style-name="Table1.A2" office:value-type="string">
            <text:p text:style-name="P12">62</text:p>
          </table:table-cell>
          <table:table-cell table:style-name="Table1.A2" office:value-type="string">
            <text:p text:style-name="P12">132</text:p>
          </table:table-cell>
          <table:table-cell table:style-name="Table1.A2" office:value-type="string">
            <text:p text:style-name="P12">202</text:p>
          </table:table-cell>
          <table:table-cell table:style-name="Table1.E2" office:value-type="string">
            <text:p text:style-name="P12">272</text:p>
          </table:table-cell>
        </table:table-row>
        <table:table-row table:style-name="Table1.1">
          <table:table-cell table:style-name="Table1.A2" office:value-type="string">
            <text:p text:style-name="Table_20_Contents">C - valgrind</text:p>
          </table:table-cell>
          <table:table-cell table:style-name="Table1.A2" office:value-type="string">
            <text:p text:style-name="P12">63</text:p>
          </table:table-cell>
          <table:table-cell table:style-name="Table1.A2" office:value-type="string">
            <text:p text:style-name="P12">133</text:p>
          </table:table-cell>
          <table:table-cell table:style-name="Table1.A2" office:value-type="string">
            <text:p text:style-name="P12">203</text:p>
          </table:table-cell>
          <table:table-cell table:style-name="Table1.E2" office:value-type="string">
            <text:p text:style-name="P12">273</text:p>
          </table:table-cell>
        </table:table-row>
        <table:table-row table:style-name="Table1.1">
          <table:table-cell table:style-name="Table1.A2" office:value-type="string">
            <text:p text:style-name="Table_20_Contents">C++</text:p>
          </table:table-cell>
          <table:table-cell table:style-name="Table1.A2" office:value-type="string">
            <text:p text:style-name="P12">64</text:p>
          </table:table-cell>
          <table:table-cell table:style-name="Table1.A2" office:value-type="string">
            <text:p text:style-name="P12">134</text:p>
          </table:table-cell>
          <table:table-cell table:style-name="Table1.A2" office:value-type="string">
            <text:p text:style-name="P12">204</text:p>
          </table:table-cell>
          <table:table-cell table:style-name="Table1.E2" office:value-type="string">
            <text:p text:style-name="P12">274</text:p>
          </table:table-cell>
        </table:table-row>
        <table:table-row table:style-name="Table1.1">
          <table:table-cell table:style-name="Table1.A2" office:value-type="string">
            <text:p text:style-name="Table_20_Contents">C++ - valgrind</text:p>
          </table:table-cell>
          <table:table-cell table:style-name="Table1.A2" office:value-type="string">
            <text:p text:style-name="P12">65</text:p>
          </table:table-cell>
          <table:table-cell table:style-name="Table1.A2" office:value-type="string">
            <text:p text:style-name="P12">135</text:p>
          </table:table-cell>
          <table:table-cell table:style-name="Table1.A2" office:value-type="string">
            <text:p text:style-name="P12">205</text:p>
          </table:table-cell>
          <table:table-cell table:style-name="Table1.E2" office:value-type="string">
            <text:p text:style-name="P12">275</text:p>
          </table:table-cell>
        </table:table-row>
        <table:table-row table:style-name="Table1.1">
          <table:table-cell table:style-name="Table1.A2" office:value-type="string">
            <text:p text:style-name="Table_20_Contents">F77</text:p>
          </table:table-cell>
          <table:table-cell table:style-name="Table1.A2" office:value-type="string">
            <text:p text:style-name="P12">66</text:p>
          </table:table-cell>
          <table:table-cell table:style-name="Table1.A2" office:value-type="string">
            <text:p text:style-name="P12">136</text:p>
          </table:table-cell>
          <table:table-cell table:style-name="Table1.A2" office:value-type="string">
            <text:p text:style-name="P12">206</text:p>
          </table:table-cell>
          <table:table-cell table:style-name="Table1.E2" office:value-type="string">
            <text:p text:style-name="P12">276</text:p>
          </table:table-cell>
        </table:table-row>
        <table:table-row table:style-name="Table1.1">
          <table:table-cell table:style-name="Table1.A2" office:value-type="string">
            <text:p text:style-name="Table_20_Contents">F77-valgrind</text:p>
          </table:table-cell>
          <table:table-cell table:style-name="Table1.A2" office:value-type="string">
            <text:p text:style-name="P12">67</text:p>
          </table:table-cell>
          <table:table-cell table:style-name="Table1.A2" office:value-type="string">
            <text:p text:style-name="P12">137</text:p>
          </table:table-cell>
          <table:table-cell table:style-name="Table1.A2" office:value-type="string">
            <text:p text:style-name="P12">207</text:p>
          </table:table-cell>
          <table:table-cell table:style-name="Table1.E2" office:value-type="string">
            <text:p text:style-name="P12">277</text:p>
          </table:table-cell>
        </table:table-row>
        <table:table-row table:style-name="Table1.1">
          <table:table-cell table:style-name="Table1.A2" office:value-type="string">
            <text:p text:style-name="Table_20_Contents">F90</text:p>
          </table:table-cell>
          <table:table-cell table:style-name="Table1.A2" office:value-type="string">
            <text:p text:style-name="P12">68</text:p>
          </table:table-cell>
          <table:table-cell table:style-name="Table1.A2" office:value-type="string">
            <text:p text:style-name="P12">138</text:p>
          </table:table-cell>
          <table:table-cell table:style-name="Table1.A2" office:value-type="string">
            <text:p text:style-name="P12">208</text:p>
          </table:table-cell>
          <table:table-cell table:style-name="Table1.E2" office:value-type="string">
            <text:p text:style-name="P12">278</text:p>
          </table:table-cell>
        </table:table-row>
        <table:table-row table:style-name="Table1.1">
          <table:table-cell table:style-name="Table1.A2" office:value-type="string">
            <text:p text:style-name="Table_20_Contents">F90-valgrind</text:p>
          </table:table-cell>
          <table:table-cell table:style-name="Table1.A2" office:value-type="string">
            <text:p text:style-name="P12">69</text:p>
          </table:table-cell>
          <table:table-cell table:style-name="Table1.A2" office:value-type="string">
            <text:p text:style-name="P12">139</text:p>
          </table:table-cell>
          <table:table-cell table:style-name="Table1.A2" office:value-type="string">
            <text:p text:style-name="P12">209</text:p>
          </table:table-cell>
          <table:table-cell table:style-name="Table1.E2" office:value-type="string">
            <text:p text:style-name="P12">279</text:p>
          </table:table-cell>
        </table:table-row>
      </table:table>
      <text:p text:style-name="P3"/>
      <text:p text:style-name="P2"/>
      <text:p text:style-name="P20">run_iMesh_test – Sample Executive Summary Page</text:p>
      <text:p text:style-name="P5"><text:span text:style-name="T1">NOTE</text:span><text:span text:style-name="T2">: The ‘WARN’ and ‘FAIL’ are</text:span><text:span text:style-name="T3"> clickable links in the actual summary file</text:span></text:p>
      <text:p text:style-name="P6"/>
      <text:p text:style-name="P9">iMesh trunk Test Results Summary <text:line-break/>Tue 03 Apr 2012 05:08:30 PM CD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test</text:p>
          </table:table-cell>
          <table:table-cell table:style-name="Table2.A1" office:value-type="string">
            <text:p text:style-name="P13">GRUMMP</text:p>
          </table:table-cell>
          <table:table-cell table:style-name="Table2.A1" office:value-type="string">
            <text:p text:style-name="P13">MOAB</text:p>
          </table:table-cell>
          <table:table-cell table:style-name="Table2.A1" office:value-type="string">
            <text:p text:style-name="P13">FMDB</text:p>
          </table:table-cell>
          <table:table-cell table:style-name="Table2.E1" office:value-type="string">
            <text:p text:style-name="P13">RefImpl</text:p>
          </table:table-cell>
        </table:table-row>
        <table:table-row table:style-name="Table2.1">
          <table:table-cell table:style-name="Table2.A2" office:value-type="string">
            <text:p text:style-name="Table_20_Contents">downloa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configure</text:p>
          </table:table-cell>
          <table:table-cell table:style-name="Table2.A2" office:value-type="string">
            <text:p text:style-name="P12">WARN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WARN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make</text:p>
          </table:table-cell>
          <table:table-cell table:style-name="Table2.A2" office:value-type="string">
            <text:p text:style-name="P12">WARN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make-install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make-check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N/A</text:p>
          </table:table-cell>
        </table:table-row>
        <table:table-row table:style-name="Table2.1">
          <table:table-cell table:style-name="Table2.A2" office:value-type="string">
            <text:p text:style-name="Table_20_Contents"><text:s/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iMesh Unit Test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 table:style-name="Table2.1">
          <table:table-cell table:style-name="Table2.A2" office:value-type="string">
            <text:p text:style-name="Table_20_Contents">configure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make-spec-ck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make-no-spec-ck</text:p>
          </table:table-cell>
          <table:table-cell table:style-name="Table2.A2" office:value-type="string">
            <text:p text:style-name="P12">DNR</text:p>
          </table:table-cell>
          <table:table-cell table:style-name="Table2.A2" office:value-type="string">
            <text:p text:style-name="P12">DNR</text:p>
          </table:table-cell>
          <table:table-cell table:style-name="Table2.A2" office:value-type="string">
            <text:p text:style-name="P12">DNR</text:p>
          </table:table-cell>
          <table:table-cell table:style-name="Table2.E2" office:value-type="string">
            <text:p text:style-name="P12">DNR</text:p>
          </table:table-cell>
        </table:table-row>
        <table:table-row table:style-name="Table2.1">
          <table:table-cell table:style-name="Table2.A2" office:value-type="string">
            <text:p text:style-name="Table_20_Contents">run save-loa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run no-save-loa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FAIL:7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Mesquite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 table:style-name="Table2.1">
          <table:table-cell table:style-name="Table2.A2" office:value-type="string">
            <text:p text:style-name="Table_20_Contents">configure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make</text:p>
          </table:table-cell>
          <table:table-cell table:style-name="Table2.A2" office:value-type="string">
            <text:p text:style-name="P12">WARN</text:p>
          </table:table-cell>
          <table:table-cell table:style-name="Table2.A2" office:value-type="string">
            <text:p text:style-name="P12">WARN</text:p>
          </table:table-cell>
          <table:table-cell table:style-name="Table2.A2" office:value-type="string">
            <text:p text:style-name="P12">WARN</text:p>
          </table:table-cell>
          <table:table-cell table:style-name="Table2.E2" office:value-type="string">
            <text:p text:style-name="P12">WARN</text:p>
          </table:table-cell>
        </table:table-row>
        <table:table-row table:style-name="Table2.1">
          <table:table-cell table:style-name="Table2.A2" office:value-type="string">
            <text:p text:style-name="Table_20_Contents">run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Swapping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 table:style-name="Table2.1">
          <table:table-cell table:style-name="Table2.A2" office:value-type="string">
            <text:p text:style-name="Table_20_Contents">configure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make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run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DNR</text:p>
          </table:table-cell>
          <table:table-cell table:style-name="Table2.A2" office:value-type="string">
            <text:p text:style-name="P12">DNR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iZoltan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 table:style-name="Table2.1">
          <table:table-cell table:style-name="Table2.A2" office:value-type="string">
            <text:p text:style-name="Table_20_Contents">configure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make</text:p>
          </table:table-cell>
          <table:table-cell table:style-name="Table2.A2" office:value-type="string">
            <text:p text:style-name="P12">WARN</text:p>
          </table:table-cell>
          <table:table-cell table:style-name="Table2.A2" office:value-type="string">
            <text:p text:style-name="P12">WARN</text:p>
          </table:table-cell>
          <table:table-cell table:style-name="Table2.A2" office:value-type="string">
            <text:p text:style-name="P12">WARN</text:p>
          </table:table-cell>
          <table:table-cell table:style-name="Table2.E2" office:value-type="string">
            <text:p text:style-name="P12">WARN</text:p>
          </table:table-cell>
        </table:table-row>
        <table:table-row table:style-name="Table2.1">
          <table:table-cell table:style-name="Table2.A2" office:value-type="string">
            <text:p text:style-name="Table_20_Contents">run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FindAdjacency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 table:style-name="Table2.1">
          <table:table-cell table:style-name="Table2.A2" office:value-type="string">
            <text:p text:style-name="Table_20_Contents">make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C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C-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C++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C++ - 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77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77 - 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90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90 - 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FindConnect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 table:style-name="Table2.1">
          <table:table-cell table:style-name="Table2.A2" office:value-type="string">
            <text:p text:style-name="Table_20_Contents">make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77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77 - 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90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90 - 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ext:soft-page-break/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HelloMesh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 table:style-name="Table2.1">
          <table:table-cell table:style-name="Table2.A2" office:value-type="string">
            <text:p text:style-name="Table_20_Contents">make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C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C - 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C++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C++ - 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77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77 - 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90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90 - 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ListSetsNTags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 table:style-name="Table2.1">
          <table:table-cell table:style-name="Table2.A2" office:value-type="string">
            <text:p text:style-name="Table_20_Contents">make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C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C - 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C++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C++ - 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77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77 - 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FAIL:1</text:p>
          </table:table-cell>
          <table:table-cell table:style-name="Table2.A2" office:value-type="string">
            <text:p text:style-name="P12">FAIL:2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90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90 - 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FAIL:1</text:p>
          </table:table-cell>
          <table:table-cell table:style-name="Table2.A2" office:value-type="string">
            <text:p text:style-name="P12">FAIL:2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perftest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 table:style-name="Table2.1">
          <table:table-cell table:style-name="Table2.A2" office:value-type="string">
            <text:p text:style-name="Table_20_Contents">make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WARN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C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C - 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C++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C++ - 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77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DNR</text:p>
          </table:table-cell>
          <table:table-cell table:style-name="Table2.A2" office:value-type="string">
            <text:p text:style-name="P12">DNR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77 - 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FAIL:64</text:p>
          </table:table-cell>
          <table:table-cell table:style-name="Table2.A2" office:value-type="string">
            <text:p text:style-name="P12">FAIL:2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90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DNR</text:p>
          </table:table-cell>
          <table:table-cell table:style-name="Table2.A2" office:value-type="string">
            <text:p text:style-name="P12">DNR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90 - 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FAIL:63</text:p>
          </table:table-cell>
          <table:table-cell table:style-name="Table2.A2" office:value-type="string">
            <text:p text:style-name="P12">FAIL:2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SimpleIterator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 table:style-name="Table2.1">
          <table:table-cell table:style-name="Table2.A2" office:value-type="string">
            <text:p text:style-name="Table_20_Contents">make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C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C - 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C++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C++ - 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77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77-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90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  <table:table-row table:style-name="Table2.1">
          <table:table-cell table:style-name="Table2.A2" office:value-type="string">
            <text:p text:style-name="Table_20_Contents">F90-valgrind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A2" office:value-type="string">
            <text:p text:style-name="P12">PASS</text:p>
          </table:table-cell>
          <table:table-cell table:style-name="Table2.E2" office:value-type="string">
            <text:p text:style-name="P12">PASS</text:p>
          </table:table-cell>
        </table:table-row>
      </table:table>
      <text:p text:style-name="P3"/>
      <text:p text:style-name="P1"/>
      <text:p text:style-name="P20">run_iMesh_test – Sample Summary Page</text:p>
      <text:p text:style-name="P5"><text:span text:style-name="T1">NOTE</text:span><text:span text:style-name="T2">: all file names on the right-side of the text lines are</text:span><text:span text:style-name="T3"> clickable links in the actual summary file</text:span></text:p>
      <text:p text:style-name="P7"/>
      <text:p text:style-name="P10">ITAPS trunk Error Summary for Tue 03 Apr 2012 12:10:01 PM CDT<text:line-break/>-----------------------------------------------<text:line-break/>Operating system: Linux itaps 2.6.32-32-generic #62-Ubuntu SMP Wed Apr 20 21:52:38 UTC 2011 x86_64 GNU/Linux<text:line-break/>Execution Directory: <text:s text:c="5"/>/home/ehill/tst<text:line-break/>Results Directory: <text:s text:c="7"/>/usr/local/itaps/testing/test_results/results.20120403<text:line-break/>-----------------------------------------------<text:line-break/></text:p>
      <text:p text:style-name="P10">iMesh Implementation(s) Compile Summary:<text:line-break/> <text:s text:c="32"/>Status: <text:s text:c="2"/>Warnings: Errors<text:line-break/></text:p>
      <text:p text:style-name="P10">Building Implementation: GRUMMP</text:p>
      <text:p text:style-name="P10"><text:s text:c="3"/>GRUMMP.config <text:s text:c="15"/>Warning: <text:s text:c="6"/>2 <text:s text:c="2"/>: <text:s text:c="5"/>0 <text:s text:c="2"/>GRUMMP.config<text:line-break/> <text:s text:c="2"/>GRUMMP.make <text:s text:c="17"/>Warning: <text:s text:c="4"/>420 <text:s text:c="2"/>: <text:s text:c="5"/>0 <text:s text:c="2"/>GRUMMP.make<text:line-break/> <text:s text:c="2"/>GRUMMP.mkinstall <text:s text:c="13"/>Passed <text:s text:c="2"/>GRUMMP.mkinstall<text:line-break/></text:p>
      <text:p text:style-name="P10">Building Implementation: moab-4.5.0</text:p>
      <text:p text:style-name="P10"><text:s text:c="3"/>MOAB.config <text:s text:c="18"/>Passed <text:s text:c="2"/>MOAB.config<text:line-break/> <text:s text:c="2"/>MOAB.make <text:s text:c="20"/>Passed <text:s text:c="2"/>MOAB.make<text:line-break/> <text:s text:c="2"/>MOAB.mkinstall <text:s text:c="15"/>Passed <text:s text:c="2"/>MOAB.mkinstall<text:line-break/></text:p>
      <text:p text:style-name="P10">Building Implementation: FMDB-1.3.8</text:p>
      <text:p text:style-name="P10"><text:s text:c="3"/>FMDB.config <text:s text:c="17"/>Warning: <text:s text:c="4"/>778 <text:s text:c="2"/>: <text:s text:c="5"/>0 <text:s text:c="2"/>FMDB.config<text:line-break/></text:p>
      <text:p text:style-name="P10">Building Implementation: RefImpl</text:p>
      <text:p text:style-name="P10"><text:s text:c="3"/>REFI.config <text:s text:c="18"/>Passed <text:s text:c="2"/>REFI.config<text:line-break/> <text:s text:c="2"/>REFI.make <text:s text:c="20"/>Passed <text:s text:c="2"/>REFI.make<text:line-break/> <text:s text:c="2"/>REFI.mkinstall <text:s text:c="15"/>Passed <text:s text:c="2"/>REFI.mkinstall<text:line-break/><text:line-break/> 3 test with errors<text:line-break/> 7 test succeeded<text:line-break/>10 test total<text:line-break/><text:line-break/>-----------------------------------------------<text:line-break/>iMesh_unitTest Compile Summary:<text:line-break/> <text:s text:c="35"/>Status: Warnings: Errors<text:line-break/> <text:s text:c="2"/>imesh_FMDB.config <text:s text:c="15"/>Passed <text:s text:c="2"/>imesh_FMDB.config<text:line-break/> <text:s text:c="2"/>imesh_FMDB.make <text:s text:c="17"/>Passed <text:s text:c="2"/>imesh_FMDB.make<text:line-break/> <text:s text:c="2"/>imesh_GRUMMP.config <text:s text:c="13"/>Passed <text:s text:c="2"/>imesh_GRUMMP.config<text:line-break/> <text:s text:c="2"/>imesh_GRUMMP.make <text:s text:c="15"/>Passed <text:s text:c="2"/>imesh_GRUMMP.make<text:line-break/> <text:s text:c="2"/>imesh_MOAB.config <text:s text:c="15"/>Passed <text:s text:c="2"/>imesh_MOAB.config<text:line-break/> <text:s text:c="2"/>imesh_MOAB.make <text:s text:c="17"/>Passed <text:s text:c="2"/>imesh_MOAB.make<text:line-break/> <text:s text:c="2"/>imesh_REFI.config <text:s text:c="15"/>Passed <text:s text:c="2"/>imesh_REFI.config<text:line-break/> <text:s text:c="2"/>imesh_REFI.make <text:s text:c="17"/>Passed <text:s text:c="2"/>imesh_REFI.make<text:line-break/><text:line-break/> 0 test with errors<text:line-break/> 8 test succeeded<text:line-break/> 8 test total<text:line-break/></text:p>
      <text:p text:style-name="P15">-----------------------------------------------<text:line-break/>iMesh_unitTest (save-load) Execution Summary: <text:line-break/><text:line-break/> <text:s/>**GRUMMP Unit Test</text:p>
      <text:p text:style-name="P10"><text:s text:c="5"/>For detailed results see: imesh_GRUMMP.out</text:p>
      <text:p text:style-name="P10"><text:s text:c="5"/></text:p>
      <text:p text:style-name="P10"><text:s text:c="5"/>Last 8 lines of file imesh_GRUMMP.out</text:p>
      <text:p text:style-name="P10"><text:s text:c="8"/>FINAL RESULTS: 1279 tests passed,</text:p>
      <text:p text:style-name="P10"><text:s text:c="8"/>0 tests failed in a total of</text:p>
      <text:p text:style-name="P10"><text:s text:c="8"/>1279 tests, a pass rate of 100%.</text:p>
      <text:p text:style-name="P10"><text:s text:c="8"/></text:p>
      <text:p text:style-name="P10"><text:s text:c="8"/>16 interfaces/interface combinations were tested:</text:p>
      <text:p text:style-name="P10"><text:s text:c="8"/>16 passed all interface-specific tests and</text:p>
      <text:p text:style-name="P10"><text:s text:c="8"/>0 failed at least one test.</text:p>
      <text:p text:style-name="P10"><text:s text:c="8"/></text:p>
      <text:p text:style-name="P10"><text:s text:c="2"/>**MOAB Unit Test</text:p>
      <text:p text:style-name="P10"><text:s text:c="5"/></text:p>
      <text:p text:style-name="P10"><text:s text:c="5"/>For detailed results see: imesh_MOAB.out</text:p>
      <text:p text:style-name="P10"><text:s text:c="5"/></text:p>
      <text:p text:style-name="P10"><text:s text:c="5"/>Last 8 lines of file imesh_MOAB.out</text:p>
      <text:p text:style-name="P10"><text:s text:c="8"/>FINAL RESULTS: 1299 tests passed,</text:p>
      <text:p text:style-name="P10"><text:s text:c="8"/>0 tests failed in a total of</text:p>
      <text:p text:style-name="P10"><text:s text:c="8"/>1299 tests, a pass rate of 100%.</text:p>
      <text:p text:style-name="P10"><text:s text:c="8"/></text:p>
      <text:p text:style-name="P10"><text:s text:c="8"/>16 interfaces/interface combinations were tested:</text:p>
      <text:p text:style-name="P10"><text:s text:c="8"/>16 passed all interface-specific tests and</text:p>
      <text:p text:style-name="P10"><text:s text:c="8"/>0 failed at least one test.</text:p>
      <text:p text:style-name="P10"><text:s text:c="8"/></text:p>
      <text:p text:style-name="P10"><text:line-break/> <text:s/>**FMDB Unit Test</text:p>
      <text:p text:style-name="P10"><text:s text:c="5"/></text:p>
      <text:p text:style-name="P10"><text:s text:c="5"/>For detailed results see: imesh_FMDB.out</text:p>
      <text:p text:style-name="P10"><text:s text:c="5"/></text:p>
      <text:p text:style-name="P10"><text:s text:c="5"/>Last 8 lines of file imesh_FMDB.out</text:p>
      <text:p text:style-name="P10"><text:s text:c="8"/>FINAL RESULTS: 1441 tests passed,</text:p>
      <text:p text:style-name="P10"><text:s text:c="8"/>0 tests failed in a total of</text:p>
      <text:p text:style-name="P10"><text:s text:c="8"/>1441 tests, a pass rate of 100%.</text:p>
      <text:p text:style-name="P10"><text:s text:c="8"/></text:p>
      <text:p text:style-name="P10"><text:s text:c="8"/>16 interfaces/interface combinations were tested:</text:p>
      <text:p text:style-name="P10"><text:s text:c="8"/>16 passed all interface-specific tests and</text:p>
      <text:p text:style-name="P10"><text:s text:c="8"/>0 failed at least one test.</text:p>
      <text:p text:style-name="P10"><text:s text:c="8"/></text:p>
      <text:p text:style-name="P10"><text:line-break/> <text:s/>**REFI Unit Test</text:p>
      <text:p text:style-name="P10"><text:s text:c="5"/></text:p>
      <text:p text:style-name="P10"><text:s text:c="5"/>For detailed results see: imesh_REFI.out</text:p>
      <text:p text:style-name="P10"><text:s text:c="5"/></text:p>
      <text:p text:style-name="P10"><text:s text:c="5"/>Last 8 lines of file imesh_REFI.out</text:p>
      <text:p text:style-name="P10"><text:s text:c="8"/>FINAL RESULTS: 1279 tests passed,</text:p>
      <text:p text:style-name="P10"><text:s text:c="8"/>0 tests failed in a total of</text:p>
      <text:p text:style-name="P10"><text:s text:c="8"/>1279 tests, a pass rate of 100%.</text:p>
      <text:p text:style-name="P10"><text:s text:c="8"/></text:p>
      <text:p text:style-name="P10"><text:s text:c="8"/>16 interfaces/interface combinations were tested:</text:p>
      <text:p text:style-name="P10"><text:s text:c="8"/>16 passed all interface-specific tests and</text:p>
      <text:p text:style-name="P10"><text:s text:c="8"/>0 failed at least one test.</text:p>
      <text:p text:style-name="P10"><text:s text:c="8"/></text:p>
      <text:p text:style-name="P10"><text:soft-page-break/>-----------------------------------------------<text:line-break/>iMesh_unitTest with --no-save-load Execution Summary: <text:line-break/><text:line-break/> <text:s/>**GRUMMP Unit Test with --no-save-load</text:p>
      <text:p text:style-name="P10"><text:s text:c="5"/></text:p>
      <text:p text:style-name="P10"><text:s text:c="5"/>For detailed results see: imesh_GRUMMP.no-save-load.out</text:p>
      <text:p text:style-name="P10"><text:s text:c="5"/>Last 12 lines of file imesh_GRUMMP.no-save-load.out</text:p>
      <text:p text:style-name="P10"><text:s text:c="8"/>Skipping geometric dimension 1 no support in impl.</text:p>
      <text:p text:style-name="P10"><text:s text:c="8"/></text:p>
      <text:p text:style-name="P10"><text:s text:c="8"/>Test results so far: <text:s/>1242 passed, 0 failed.</text:p>
      <text:p text:style-name="P10"><text:s text:c="8"/></text:p>
      <text:p text:style-name="P10"><text:s text:c="8"/>FINAL RESULTS: 1242 tests passed,</text:p>
      <text:p text:style-name="P10"><text:s text:c="8"/>0 tests failed in a total of</text:p>
      <text:p text:style-name="P10"><text:s text:c="8"/>1242 tests, a pass rate of 100%.</text:p>
      <text:p text:style-name="P10"><text:s text:c="8"/></text:p>
      <text:p text:style-name="P10"><text:s text:c="8"/>16 interfaces/interface combinations were tested:</text:p>
      <text:p text:style-name="P10"><text:s text:c="8"/>16 passed all interface-specific tests and</text:p>
      <text:p text:style-name="P10"><text:s text:c="8"/>0 failed at least one test.</text:p>
      <text:p text:style-name="P10"><text:s text:c="8"/></text:p>
      <text:p text:style-name="P10"><text:line-break/> <text:s/>**MOAB Unit Test with --no-save-load</text:p>
      <text:p text:style-name="P10"><text:s text:c="5"/></text:p>
      <text:p text:style-name="P10"><text:s text:c="5"/>For detailed results see: imesh_MOAB.no-save-load.out</text:p>
      <text:p text:style-name="P10"><text:s text:c="5"/>Last 12 lines of file imesh_MOAB.no-save-load.out</text:p>
      <text:p text:style-name="P10"><text:s text:c="8"/>Testing lower geometric dimensioned meshes...</text:p>
      <text:p text:style-name="P10"><text:s text:c="8"/></text:p>
      <text:p text:style-name="P10"><text:s text:c="8"/>Test results so far: <text:s/>1262 passed, 0 failed.</text:p>
      <text:p text:style-name="P10"><text:s text:c="8"/></text:p>
      <text:p text:style-name="P10"><text:s text:c="8"/>FINAL RESULTS: 1262 tests passed,</text:p>
      <text:p text:style-name="P10"><text:s text:c="8"/>0 tests failed in a total of</text:p>
      <text:p text:style-name="P10"><text:s text:c="8"/>1262 tests, a pass rate of 100%.</text:p>
      <text:p text:style-name="P10"><text:s text:c="8"/></text:p>
      <text:p text:style-name="P10"><text:s text:c="8"/>16 interfaces/interface combinations were tested:</text:p>
      <text:p text:style-name="P10"><text:s text:c="8"/>16 passed all interface-specific tests and</text:p>
      <text:p text:style-name="P10"><text:s text:c="8"/>0 failed at least one test.</text:p>
      <text:p text:style-name="P10"><text:s text:c="8"/></text:p>
      <text:p text:style-name="P10"><text:line-break/> <text:s/>**FMDB Unit Test with --no-save-load</text:p>
      <text:p text:style-name="P10"><text:s text:c="5"/></text:p>
      <text:p text:style-name="P10"><text:s text:c="5"/>For detailed results see: imesh_FMDB.no-save-load.out</text:p>
      <text:p text:style-name="P10"><text:s text:c="5"/>Last 12 lines of file imesh_FMDB.no-save-load.out</text:p>
      <text:p text:style-name="P10"><text:s text:c="8"/>Testing lower geometric dimensioned meshes...</text:p>
      <text:p text:style-name="P10"><text:s text:c="8"/></text:p>
      <text:p text:style-name="P10"><text:s text:c="8"/>Test results so far: <text:s/>1404 passed, 0 failed.</text:p>
      <text:p text:style-name="P10"><text:s text:c="8"/></text:p>
      <text:p text:style-name="P10"><text:s text:c="8"/>FINAL RESULTS: 1404 tests passed,</text:p>
      <text:p text:style-name="P10"><text:s text:c="8"/>0 tests failed in a total of</text:p>
      <text:p text:style-name="P10"><text:s text:c="8"/>1404 tests, a pass rate of 100%.</text:p>
      <text:p text:style-name="P10"><text:s text:c="8"/></text:p>
      <text:p text:style-name="P10"><text:s text:c="8"/>16 interfaces/interface combinations were tested:</text:p>
      <text:p text:style-name="P10"><text:s text:c="8"/>16 passed all interface-specific tests and</text:p>
      <text:p text:style-name="P10"><text:s text:c="8"/>0 failed at least one test.</text:p>
      <text:p text:style-name="P10"><text:s text:c="8"/></text:p>
      <text:p text:style-name="P4"/>
      <text:p text:style-name="P11"><text:s text:c="2"/>**REFI Unit Test with --no-save-load</text:p>
      <text:p text:style-name="P10"><text:s text:c="5"/></text:p>
      <text:p text:style-name="P10"><text:s text:c="5"/>For detailed results see: imesh_REFI.no-save-load.out</text:p>
      <text:p text:style-name="P10"><text:s text:c="5"/>Last 12 lines of file imesh_REFI.no-save-load.out</text:p>
      <text:p text:style-name="P10"><text:s text:c="8"/>Skipping geometric dimension 1 no support in impl.</text:p>
      <text:p text:style-name="P10"><text:s text:c="8"/></text:p>
      <text:p text:style-name="P10"><text:s text:c="8"/>Test results so far: <text:s/>1242 passed, 0 failed.</text:p>
      <text:p text:style-name="P10"><text:s text:c="8"/></text:p>
      <text:p text:style-name="P10"><text:s text:c="8"/>FINAL RESULTS: 1242 tests passed,</text:p>
      <text:p text:style-name="P10"><text:s text:c="8"/>0 tests failed in a total of</text:p>
      <text:p text:style-name="P10"><text:s text:c="8"/>1242 tests, a pass rate of 100%.</text:p>
      <text:p text:style-name="P10"><text:s text:c="8"/></text:p>
      <text:p text:style-name="P10"><text:s text:c="8"/>16 interfaces/interface combinations were tested:</text:p>
      <text:p text:style-name="P10"><text:s text:c="8"/>16 passed all interface-specific tests and</text:p>
      <text:p text:style-name="P10"><text:s text:c="8"/>0 failed at least one test.</text:p>
      <text:p text:style-name="P10"><text:s text:c="8"/></text:p>
      <text:p text:style-name="P16">-----------------------------------------------<text:line-break/>iMesh_unitTest with Valgrind Execution Summary: <text:line-break/><text:line-break/> <text:s/>**GRUMMP Unit Test with Valgrind <text:s/></text:p>
      <text:p text:style-name="P17"><text:s text:c="5"/>==6945== ERROR SUMMARY: 0 errors from 0 contexts (suppressed: 7 from 7)</text:p>
      <text:p text:style-name="P17"><text:s text:c="5"/>For detailed results see: imesh_GRUMMP.valg.msg</text:p>
      <text:p text:style-name="P17"><text:s text:c="5"/></text:p>
      <text:p text:style-name="P17"><text:s text:c="5"/>Last 12 lines of file imesh_GRUMMP.valg.msg</text:p>
      <text:p text:style-name="P18"><text:s text:c="8"/>==6945== <text:s text:c="3"/>by 0x715375:??? (in /home/ehill/tst/iMesh_unitTest_dir/iMesh_unitTest)</text:p>
      <text:p text:style-name="P17"><text:s text:c="8"/>==6945== <text:s text:c="3"/>by 0x409B0A:??? (in /home/ehill/tst/iMesh_unitTest_dir/iMesh_unitTest)</text:p>
      <text:p text:style-name="P17"><text:s text:c="8"/>==6945==</text:p>
      <text:p text:style-name="P17"><text:s text:c="8"/>==6945== LEAK SUMMARY:</text:p>
      <text:p text:style-name="P17"><text:s text:c="8"/>==6945== <text:s text:c="3"/>definitely lost: 0 bytes in 0 blocks</text:p>
      <text:p text:style-name="P17"><text:s text:c="8"/>==6945== <text:s text:c="3"/>indirectly lost: 0 bytes in 0 blocks</text:p>
      <text:p text:style-name="P17"><text:s text:c="8"/>==6945== <text:s text:c="5"/>possibly lost: 0 bytes in 0 blocks</text:p>
      <text:p text:style-name="P17"><text:s text:c="8"/>==6945== <text:s text:c="3"/>still reachable: 8 bytes in 1 blocks</text:p>
      <text:p text:style-name="P17"><text:s text:c="8"/>==6945== <text:s text:c="8"/>suppressed: 615 bytes in 3 blocks</text:p>
      <text:p text:style-name="P17"><text:s text:c="8"/>==6945==</text:p>
      <text:p text:style-name="P17"><text:s text:c="8"/>==6945== For counts of detected and suppressed errors, rerun with: -v</text:p>
      <text:p text:style-name="P17"><text:s text:c="8"/>==6945== ERROR SUMMARY: 0 errors from 0 contexts (suppressed: 7 from 7)</text:p>
      <text:p text:style-name="P17"><text:line-break/> <text:s/>**MOAB Unit Test with Valgrind</text:p>
      <text:p text:style-name="P17"><text:s text:c="5"/></text:p>
      <text:p text:style-name="P17"><text:s text:c="5"/>==7621== ERROR SUMMARY: 7 errors from 7 contexts (suppressed: 4 from 4)</text:p>
      <text:p text:style-name="P17"><text:s text:c="5"/>For detailed results see: imesh_MOAB.valg.msg</text:p>
      <text:p text:style-name="P17"><text:s text:c="5"/></text:p>
      <text:p text:style-name="P17"><text:s text:c="5"/>Last 12 lines of file imesh_MOAB.valg.msg</text:p>
      <text:p text:style-name="P17"><text:s text:c="8"/>==7621== <text:s text:c="3"/>by 0x445F42: main (ostream:113)</text:p>
      <text:p text:style-name="P17"><text:s text:c="8"/>==7621==</text:p>
      <text:p text:style-name="P17"><text:s text:c="8"/>==7621== LEAK SUMMARY:</text:p>
      <text:p text:style-name="P17"><text:s text:c="8"/>==7621== <text:s text:c="3"/>definitely lost: 24 bytes in 29 blocks</text:p>
      <text:p text:style-name="P17"><text:s text:c="8"/>==7621== <text:s text:c="3"/>indirectly lost: 32 bytes in 1 blocks</text:p>
      <text:p text:style-name="P17"><text:s text:c="8"/>==7621== <text:s text:c="5"/>possibly lost: 615 bytes in 3 blocks</text:p>
      <text:p text:style-name="P17"><text:s text:c="8"/>==7621== <text:s text:c="3"/>still reachable: 0 bytes in 0 blocks</text:p>
      <text:p text:style-name="P17"><text:s text:c="8"/>==7621== <text:s text:c="8"/>suppressed: 0 bytes in 0 blocks</text:p>
      <text:p text:style-name="P17"><text:s text:c="8"/>==7621==</text:p>
      <text:p text:style-name="P17"><text:s text:c="8"/>==7621== for counts of detected and suppressed errors, rerun with: -v</text:p>
      <text:p text:style-name="P17"><text:s text:c="8"/>==7621== Use --track-origins=yes to see where uninitialized values come from</text:p>
      <text:p text:style-name="P17"><text:s text:c="8"/>==7621== ERROR SUMMARY: 7 errors from 7 contexts (suppressed: 4 from 4)</text:p>
      <text:p text:style-name="P15"><text:s text:c="2"/>**FMDB Unit Test with Valgrind <text:s text:c="4"/></text:p>
      <text:p text:style-name="P17"><text:s text:c="5"/>==8288== ERROR SUMMARY: 0 errors from 0 contexts (suppressed: 7 from 7)</text:p>
      <text:p text:style-name="P17"><text:s text:c="5"/>For detailed results see: imesh_FMDB.valg.msg</text:p>
      <text:p text:style-name="P17"><text:s text:c="5"/></text:p>
      <text:p text:style-name="P17"><text:s text:c="5"/>Last 12 lines of file imesh_FMDB.valg.msg</text:p>
      <text:p text:style-name="P17"><text:s text:c="8"/>==8288== <text:s text:c="4"/>in use at exit: 605 bytes in 3 blocks</text:p>
      <text:p text:style-name="P17"><text:s text:c="8"/>==8288== <text:s text:c="2"/>total heap usage: 8,326,390 allocs, 8,326,387 frees, 283,602,306 bytes allocated</text:p>
      <text:p text:style-name="P17"><text:s text:c="8"/>==8288==</text:p>
      <text:p text:style-name="P17"><text:s text:c="8"/>==8288== LEAK SUMMARY:</text:p>
      <text:p text:style-name="P17"><text:s text:c="8"/>==8288== <text:s text:c="3"/>definitely lost: 0 bytes in 0 blocks</text:p>
      <text:p text:style-name="P17"><text:s text:c="8"/>==8288== <text:s text:c="3"/>indirectly lost: 0 bytes in 0 blocks</text:p>
      <text:p text:style-name="P17"><text:s text:c="8"/>==8288== <text:s text:c="5"/>possibly lost: 0 bytes in 0 blocks</text:p>
      <text:p text:style-name="P17"><text:s text:c="8"/>==8288== <text:s text:c="3"/>still reachable: 0 bytes in 0 blocks</text:p>
      <text:p text:style-name="P17"><text:s text:c="8"/>==8288== <text:s text:c="8"/>suppressed: 605 bytes in 3 blocks</text:p>
      <text:p text:style-name="P17"><text:s text:c="8"/>==8288==</text:p>
      <text:p text:style-name="P17"><text:s text:c="8"/>==8288== For counts of detected and suppressed errors, rerun with: -v</text:p>
      <text:p text:style-name="P17"><text:s text:c="8"/>==8288== ERROR SUMMARY: 0 errors from 0 contexts (suppressed: 7 from 7)</text:p>
      <text:p text:style-name="P17"><text:line-break/> <text:s/>**REFI Unit Test with Valgrind</text:p>
      <text:p text:style-name="P17"><text:s text:c="5"/></text:p>
      <text:p text:style-name="P17"><text:s text:c="5"/>==8961== ERROR SUMMARY: 0 errors from 0 contexts (suppressed: 7 from 7)</text:p>
      <text:p text:style-name="P17"><text:s text:c="5"/>For detailed results see: imesh_REFI.valg.msg</text:p>
      <text:p text:style-name="P17"><text:s text:c="5"/></text:p>
      <text:p text:style-name="P17"><text:s text:c="5"/>Last 12 lines of file imesh_REFI.valg.msg</text:p>
      <text:p text:style-name="P17"><text:s text:c="8"/>==8961== <text:s text:c="4"/>in use at exit: 615 bytes in 3 blocks</text:p>
      <text:p text:style-name="P17"><text:s text:c="8"/>==8961== <text:s text:c="2"/>total heap usage: 7,686,679 allocs, 7,686,676 frees, 404,879,278 bytes allocated</text:p>
      <text:p text:style-name="P17"><text:s text:c="8"/>==8961==</text:p>
      <text:p text:style-name="P17"><text:s text:c="8"/>==8961== LEAK SUMMARY:</text:p>
      <text:p text:style-name="P17"><text:s text:c="8"/>==8961== <text:s text:c="3"/>definitely lost: 0 bytes in 0 blocks</text:p>
      <text:p text:style-name="P17"><text:s text:c="8"/>==8961== <text:s text:c="3"/>indirectly lost: 0 bytes in 0 blocks</text:p>
      <text:p text:style-name="P17"><text:s text:c="8"/>==8961== <text:s text:c="5"/>possibly lost: 0 bytes in 0 blocks</text:p>
      <text:p text:style-name="P17"><text:s text:c="8"/>==8961== <text:s text:c="3"/>still reachable: 0 bytes in 0 blocks</text:p>
      <text:p text:style-name="P17"><text:s text:c="8"/>==8961== <text:s text:c="8"/>suppressed: 615 bytes in 3 blocks</text:p>
      <text:p text:style-name="P17"><text:s text:c="8"/>==8961==</text:p>
      <text:p text:style-name="P17"><text:s text:c="8"/>==8961== For counts of detected and suppressed errors, rerun with: -v</text:p>
      <text:p text:style-name="P17"><text:s text:c="8"/>==8961== ERROR SUMMARY: 0 errors from 0 contexts (suppressed: 7 from 7)</text:p>
      <text:p text:style-name="P4"/>
      <text:p text:style-name="P11">-----------------------------------------------<text:line-break/>Mesquite Compile Summary:<text:line-break/> <text:s text:c="32"/>Status: Warnings: Errors<text:line-break/> <text:s text:c="2"/>MESQ_FMDB.config <text:s text:c="13"/>Passed <text:s text:c="2"/>MESQ_FMDB.config<text:line-break/> <text:s text:c="2"/>MESQ_FMDB.make <text:s text:c="14"/>Warning: <text:s text:c="5"/>26 <text:s text:c="2"/>: <text:s text:c="5"/>0 <text:s text:c="2"/>MESQ_FMDB.make<text:line-break/> <text:s text:c="2"/>MESQ_GRUMMP.config <text:s text:c="11"/>Passed <text:s text:c="2"/>MESQ_GRUMMP.config<text:line-break/> <text:s text:c="2"/>MESQ_GRUMMP.make <text:s text:c="12"/>Warning: <text:s text:c="5"/>26 <text:s text:c="2"/>: <text:s text:c="5"/>0 <text:s text:c="2"/>MESQ_GRUMMP.make<text:line-break/> <text:s text:c="2"/>MESQ_MOAB.config <text:s text:c="13"/>Passed <text:s text:c="2"/>MESQ_MOAB.config<text:line-break/> <text:s text:c="2"/>MESQ_MOAB.make <text:s text:c="14"/>Warning: <text:s text:c="5"/>26 <text:s text:c="2"/>: <text:s text:c="5"/>0 <text:s text:c="2"/>MESQ_MOAB.make<text:line-break/> <text:s text:c="2"/>MESQ_REFI.config <text:s text:c="13"/>Passed <text:s text:c="2"/>MESQ_REFI.config<text:line-break/> <text:s text:c="2"/>MESQ_REFI.make <text:s text:c="14"/>Warning: <text:s text:c="5"/>26 <text:s text:c="2"/>: <text:s text:c="5"/>0 <text:s text:c="2"/>MESQ_REFI.make <text:line-break/><text:line-break/> 4 test with errors<text:line-break/> 4 test succeeded<text:line-break/> 8 test total<text:line-break/><text:line-break/>-----------------------------------------------<text:line-break/>Mesquite Execution Summary: <text:line-break/><text:line-break/> <text:s/>**GRUMMP Test</text:p>
      <text:p text:style-name="P10"><text:s text:c="5"/>Number of failed tests: 0</text:p>
      <text:p text:style-name="P10"><text:s text:c="5"/>For detailed results see: MESQ_GRUMMP.results</text:p>
      <text:p text:style-name="P10"><text:s text:c="5"/></text:p>
      <text:p text:style-name="P10"><text:line-break/> <text:s/>**MOAB Test</text:p>
      <text:p text:style-name="P10"><text:s text:c="5"/>Number of failed tests: 0</text:p>
      <text:p text:style-name="P10"><text:s text:c="5"/>For detailed results see: MESQ_MOAB.results</text:p>
      <text:p text:style-name="P10"><text:s text:c="5"/></text:p>
      <text:p text:style-name="P10"><text:line-break/> <text:s/>**FMDB Test</text:p>
      <text:p text:style-name="P10"><text:s text:c="5"/>Number of failed tests: 0</text:p>
      <text:p text:style-name="P10"><text:s text:c="5"/>For detailed results see: MESQ_FMDB.results </text:p>
      <text:p text:style-name="P10"><text:s text:c="5"/></text:p>
      <text:p text:style-name="P10"><text:line-break/> <text:s/>**REFI Test</text:p>
      <text:p text:style-name="P10"><text:s text:c="5"/>Number of failed tests: 0</text:p>
      <text:p text:style-name="P10"><text:s text:c="5"/>For detailed results see: MESQ_REFI.results</text:p>
      <text:p text:style-name="P10"><text:s text:c="5"/></text:p>
      <text:p text:style-name="P10">-----------------------------------------------<text:line-break/>Swapping Compile Summary:<text:line-break/> <text:s text:c="32"/>Status: Warnings: Errors<text:line-break/> <text:s text:c="2"/>SWAP_FMDB.config <text:s text:c="13"/>Passed SWAP_FMDB.config<text:line-break/> <text:s text:c="2"/>SWAP_FMDB.make <text:s text:c="15"/>Passed SWAP_FMDB.make<text:line-break/> <text:s text:c="2"/>SWAP_GRUMMP.config <text:s text:c="11"/>Passed SWAP_GRUMMP.config<text:line-break/> <text:s text:c="2"/>SWAP_GRUMMP.make <text:s text:c="13"/>Passed SWAP_GRUMMP.make<text:line-break/> <text:s text:c="2"/>SWAP_MOAB.config <text:s text:c="13"/>Passed SWAP_MOAB.config<text:line-break/> <text:s text:c="2"/>SWAP_MOAB.make <text:s text:c="15"/>Passed SWAP_MOAB.make<text:line-break/> <text:s text:c="2"/>SWAP_REFI.config <text:s text:c="13"/>Passed SWAP_REFI.config<text:line-break/> <text:s text:c="2"/>SWAP_REFI.make <text:s text:c="15"/>Passed SWAP_REFI.make<text:line-break/><text:line-break/> 0 test with errors<text:line-break/> 8 test succeeded<text:line-break/> 8 test total<text:line-break/></text:p>
      <text:p text:style-name="P4"/>
      <text:p text:style-name="P11">-----------------------------------------------<text:line-break/>Swapping Execution Summary: <text:line-break/><text:line-break/> <text:s/>**GRUMMP Test</text:p>
      <text:p text:style-name="P10"><text:s text:c="5"/>Number of (nan) found: 0</text:p>
      <text:p text:style-name="P10"><text:s text:c="5"/>For detailed results see: SWAP_GRUMMP.results</text:p>
      <text:p text:style-name="P10"><text:s text:c="5"/></text:p>
      <text:p text:style-name="P10"><text:s text:c="2"/>**MOAB Test</text:p>
      <text:p text:style-name="P10"><text:s text:c="5"/>Number of (nan) found: 0</text:p>
      <text:p text:style-name="P10"><text:s text:c="5"/>For detailed results see: SWAP_MOAB.results</text:p>
      <text:p text:style-name="P10"><text:line-break/> <text:s/>**FMDB Test</text:p>
      <text:p text:style-name="P10"><text:s text:c="5"/>Number of (nan) found: 0</text:p>
      <text:p text:style-name="P10"><text:s text:c="5"/>For detailed results see: SWAP_FMDB.results</text:p>
      <text:p text:style-name="P10"><text:s text:c="5"/><text:line-break/> <text:s/>**REFI Test</text:p>
      <text:p text:style-name="P10"><text:s text:c="5"/>Number of (nan) found: 0</text:p>
      <text:p text:style-name="P10"><text:s text:c="5"/>For detailed results see: SWAP_REFI.results</text:p>
      <text:p text:style-name="P10"><text:s text:c="5"/></text:p>
      <text:p text:style-name="P10">-----------------------------------------------<text:line-break/>iZoltan-serial Compile Summary:<text:line-break/> <text:s text:c="32"/>Status: Warnings: Errors<text:line-break/> <text:s text:c="2"/>IZOLTAN_FMDB.config <text:s text:c="10"/>Passed IZOLTAN_FMDB.config<text:line-break/> <text:s text:c="2"/>IZOLTAN_FMDB.make <text:s text:c="11"/>Warning: <text:s text:c="6"/>2 <text:s text:c="2"/>: <text:s text:c="5"/>0 <text:s text:c="2"/>IZOLTAN_FMDB.make<text:line-break/> <text:s text:c="2"/>IZOLTAN_GRUMMP.config <text:s text:c="8"/>Passed IZOLTAN_GRUMMP.config<text:line-break/> <text:s text:c="2"/>IZOLTAN_GRUMMP.make <text:s text:c="9"/>Warning: <text:s text:c="6"/>2 <text:s text:c="2"/>: <text:s text:c="5"/>0 <text:s text:c="2"/>IZOLTAN_GRUMMP.make<text:line-break/> <text:s text:c="2"/>IZOLTAN_MOAB.config <text:s text:c="10"/>Passed IZOLTAN_MOAB.config<text:line-break/> <text:s text:c="2"/>IZOLTAN_MOAB.make <text:s text:c="11"/>Warning: <text:s text:c="6"/>2 <text:s text:c="2"/>: <text:s text:c="5"/>0 <text:s text:c="2"/>IZOLTAN_MOAB.make<text:line-break/> <text:s text:c="2"/>IZOLTAN_REFI.config <text:s text:c="10"/>Passed IZOLTAN_REFI.config<text:line-break/> <text:s text:c="2"/>IZOLTAN_REFI.make <text:s text:c="11"/>Warning: <text:s text:c="6"/>2 <text:s text:c="2"/>: <text:s text:c="5"/>0 <text:s text:c="2"/>IZOLTAN_REFI.make<text:line-break/><text:line-break/> 4 test with errors<text:line-break/> 4 test succeeded<text:line-break/> 8 test total<text:line-break/><text:line-break/>-----------------------------------------------<text:line-break/>iZoltan-serial Execution Summary: <text:line-break/><text:line-break/> <text:s/>**GRUMMP Test</text:p>
      <text:p text:style-name="P10"><text:s text:c="5"/>Number of (nan) found: 0</text:p>
      <text:p text:style-name="P10"><text:s text:c="5"/>For detailed results see: IZOLTAN_GRUMMP.results</text:p>
      <text:p text:style-name="P10"><text:s text:c="5"/></text:p>
      <text:p text:style-name="P10"><text:line-break/> <text:s/>**MOAB Test</text:p>
      <text:p text:style-name="P10"><text:s text:c="5"/>Number of (nan) found: 0</text:p>
      <text:p text:style-name="P10"><text:s text:c="5"/>For detailed results see: IZOLTAN_MOAB.results</text:p>
      <text:p text:style-name="P10"><text:s text:c="5"/></text:p>
      <text:p text:style-name="P10"><text:line-break/> <text:s/>**FMDB Test</text:p>
      <text:p text:style-name="P10"><text:s text:c="5"/>Number of (nan) found: 0</text:p>
      <text:p text:style-name="P10"><text:s text:c="5"/>For detailed results see: IZOLTAN_FMDB.results</text:p>
      <text:p text:style-name="P10"><text:s text:c="5"/></text:p>
      <text:p text:style-name="P10"><text:line-break/> <text:s/>**REFI Test</text:p>
      <text:p text:style-name="P10"><text:s text:c="5"/>Number of (nan) found: 0</text:p>
      <text:p text:style-name="P10"><text:s text:c="5"/>For detailed results see: IZOLTAN_REFI.results</text:p>
      <text:p text:style-name="P10"><text:s text:c="5"/></text:p>
      <text:p text:style-name="P8"><text:soft-page-break/><text:span text:style-name="T4">-----------------------------------------------<text:line-break/>Example Codes Compile Summary:<text:line-break/> <text:s text:c="32"/>Status: Warnings: Errors<text:line-break/> <text:s text:c="2"/>FindAdjacency_FMDB.make <text:s text:c="6"/>Passed FindAdjacency_FMDB.make<text:line-break/> <text:s text:c="2"/>FindAdjacency_GRUMMP.make <text:s text:c="4"/>Passed FindAdjacency_GRUMMP.make<text:line-break/> <text:s text:c="2"/>FindAdjacency_MOAB.make <text:s text:c="6"/>Passed FindAdjacency_MOAB.make<text:line-break/> <text:s text:c="2"/>FindAdjacency_REFI.make <text:s text:c="6"/>Passed FindAdjacency_REFI.make<text:line-break/> <text:s text:c="2"/>FindConnect_FMDB.make <text:s text:c="8"/>Passed FindConnect_FMDB.make<text:line-break/> <text:s text:c="2"/>FindConnect_GRUMMP.make <text:s text:c="6"/>Passed FindConnect_GRUMMP.make<text:line-break/> <text:s text:c="2"/>FindConnect_MOAB.make <text:s text:c="8"/>Passed FindConnect_MOAB.make<text:line-break/> <text:s text:c="2"/>FindConnect_REFI.make <text:s text:c="8"/>Passed FindConnect_REFI.make<text:line-break/> <text:s text:c="2"/>HelloMesh_FMDB.make <text:s text:c="10"/>Passed HelloMesh_FMDB.make<text:line-break/> <text:s text:c="2"/>HelloMesh_GRUMMP.make <text:s text:c="8"/>Passed HelloMesh_GRUMMP.make<text:line-break/> <text:s text:c="2"/>HelloMesh_MOAB.make <text:s text:c="10"/>Passed HelloMesh_MOAB.make<text:line-break/> <text:s text:c="2"/>HelloMesh_REFI.make <text:s text:c="10"/>Passed HelloMesh_REFI.make<text:line-break/> <text:s text:c="2"/>ListSetsNTags_FMDB.make <text:s text:c="6"/>Passed ListSetsNTags_FMDB.make<text:line-break/> <text:s text:c="2"/>ListSetsNTags_GRUMMP.make <text:s text:c="4"/>Passed ListSetsNTags_GRUMMP.make<text:line-break/> <text:s text:c="2"/>ListSetsNTags_MOAB.make <text:s text:c="6"/>Passed ListSetsNTags_MOAB.make<text:line-break/> <text:s text:c="2"/>ListSetsNTags_REFI.make <text:s text:c="6"/>Passed ListSetsNTags_REFI.make<text:line-break/> <text:s text:c="2"/>Perftest_FMDB.make <text:s text:c="11"/>Passed Perftest_FMDB.make<text:line-break/> <text:s text:c="2"/>Perftest_GRUMMP.make <text:s text:c="9"/>Passed Perftest_GRUMMP.make<text:line-break/> <text:s text:c="2"/>Perftest_MOAB.make <text:s text:c="10"/>Warning: <text:s text:c="5"/>78 <text:s text:c="2"/>: <text:s text:c="5"/>0 <text:s text:c="2"/>Perftest_MOAB.make<text:line-break/> <text:s text:c="2"/>Perftest_REFI.make <text:s text:c="11"/>Passed Perftest_REFI.make<text:line-break/> <text:s text:c="2"/>SimpleIterator_FMDB.make <text:s text:c="5"/>Passed SimpleIterator_FMDB.make<text:line-break/> <text:s text:c="2"/>SimpleIterator_GRUMMP.make <text:s text:c="3"/>Passed SimpleIterator_GRUMMP.make<text:line-break/> <text:s text:c="2"/>SimpleIterator_MOAB.make <text:s text:c="5"/>Passed SimpleIterator_MOAB.make<text:line-break/> <text:s text:c="2"/>SimpleIterator_REFI.make <text:s text:c="5"/>Passed SimpleIterator_REFI.make<text:line-break/><text:line-break/> 1 test with errors<text:line-break/>23 test succeeded<text:line-break/>24 test total<text:line-break/><text:line-break/>-----------------------------------------------<text:line-break/>Example Codes Execution Summary: <text:line-break/> <text:s text:c="2"/>FindAdjacencyC_FMDB <text:s text:c="10"/>Details: FindAdjacencyC_FMDB<text:line-break/> <text:s text:c="2"/>FindAdjacencyC_FMDB.valg <text:s text:c="5"/>Details: FindAdjacencyC_FMDB.valg<text:line-break/> <text:s text:c="2"/>FindAdjacencyC_GRUMMP <text:s text:c="8"/>Details: FindAdjacencyC_GRUMMP<text:line-break/> <text:s text:c="2"/>FindAdjacencyC_GRUMMP.valg <text:s text:c="3"/>Details: FindAdjacencyC_GRUMMP.valg<text:line-break/> <text:s text:c="2"/>FindAdjacencyC_MOAB <text:s text:c="10"/>Details: FindAdjacencyC_MOAB<text:line-break/> <text:s text:c="2"/>FindAdjacencyC_MOAB.valg <text:s text:c="5"/>Details: FindAdjacencyC_MOAB.valg<text:line-break/> <text:s text:c="2"/>FindAdjacencyC_REFI <text:s text:c="10"/>Details: FindAdjacencyC_REFI<text:line-break/> <text:s text:c="2"/>FindAdjacencyC_REFI.valg <text:s text:c="5"/>Details: FindAdjacencyC_REFI.valg<text:line-break/> <text:s text:c="2"/>FindAdjacencyCXX_FMDB <text:s text:c="8"/>Details: FindAdjacencyCXX_FMDB <text:line-break/> <text:s text:c="2"/>FindAdjacencyCXX_FMDB.valg <text:s text:c="3"/>Details: FindAdjacencyCXX_FMDB.valg<text:line-break/> <text:s text:c="2"/>FindAdjacencyCXX_GRUMMP <text:s text:c="6"/>Details: FindAdjacencyCXX_GRUMMP<text:line-break/> <text:s text:c="2"/>FindAdjacencyCXX_GRUMMP.valg <text:s/>Details: FindAdjacencyCXX_GRUMMP.valg<text:line-break/> <text:s text:c="2"/>FindAdjacencyCXX_MOAB <text:s text:c="8"/>Details: FindAdjacencyCXX_MOAB<text:line-break/> <text:s text:c="2"/>FindAdjacencyCXX_MOAB.valg <text:s text:c="3"/>Details: FindAdjacencyCXX_MOAB.valg<text:line-break/> <text:s text:c="2"/>FindAdjacencyCXX_REFI <text:s text:c="8"/>Details: FindAdjacencyCXX_REFI <text:line-break/> <text:s text:c="2"/>FindAdjacencyCXX_REFI.valg <text:s text:c="3"/>Details: FindAdjacencyCXX_REFI.valg<text:line-break/> <text:s text:c="2"/>FindAdjacencyF77_FMDB <text:s text:c="8"/>Details: FindAdjacencyF77_FMDB<text:line-break/> <text:s text:c="2"/>FindAdjacencyF77_FMDB.valg <text:s text:c="3"/>Details: FindAdjacencyF77_FMDB.valg<text:line-break/> <text:s text:c="2"/>FindAdjacencyF77_GRUMMP <text:s text:c="6"/>Details: FindAdjacencyF77_GRUMMP<text:line-break/> <text:s text:c="2"/>FindAdjacencyF77_GRUMMP.valg <text:s/>Details: FindAdjacencyF77_GRUMMP.valg<text:line-break/> <text:s text:c="2"/>FindAdjacencyF77_MOAB <text:s text:c="8"/>Details: FindAdjacencyF77_MOAB<text:line-break/> <text:s text:c="2"/>FindAdjacencyF77_MOAB.valg <text:s text:c="3"/>Details: FindAdjacencyF77_MOAB.valg<text:line-break/> <text:s text:c="2"/>FindAdjacencyF77_REFI <text:s text:c="8"/>Details: FindAdjacencyF77_REFI<text:line-break/></text:span><text:soft-page-break/><text:span text:style-name="T4"> <text:s text:c="2"/>FindAdjacencyF77_REFI.valg <text:s text:c="3"/>Details: FindAdjacencyF77_REFI.valg<text:line-break/> <text:s text:c="2"/>FindAdjacencyF90_FMDB <text:s text:c="8"/>Details: FindAdjacencyF90_FMDB<text:line-break/> <text:s text:c="2"/>FindAdjacencyF90_FMDB.valg <text:s text:c="3"/>Details: FindAdjacencyF90_FMDB.valg<text:line-break/> <text:s text:c="2"/>FindAdjacencyF90_GRUMMP <text:s text:c="6"/>Details: FindAdjacencyF90_GRUMMP<text:line-break/> <text:s text:c="2"/>FindAdjacencyF90_GRUMMP.valg <text:s/>Details: FindAdjacencyF90_GRUMMP.valg<text:line-break/> <text:s text:c="2"/>FindAdjacencyF90_MOAB <text:s text:c="8"/>Details: FindAdjacencyF90_MOAB<text:line-break/> <text:s text:c="2"/>FindAdjacencyF90_MOAB.valg <text:s text:c="3"/>Details: FindAdjacencyF90_MOAB.valg<text:line-break/> <text:s text:c="2"/>FindAdjacencyF90_REFI <text:s text:c="8"/>Details: FindAdjacencyF90_REFI<text:line-break/> <text:s text:c="2"/>FindAdjacencyF90_REFI.valg <text:s text:c="3"/>Details: FindAdjacencyF90_REFI.valg<text:line-break/> <text:s text:c="2"/>FindConnectF77_FMDB <text:s text:c="10"/>Details: FindConnectF77_FMDB<text:line-break/> <text:s text:c="2"/>FindConnectF77_FMDB.valg <text:s text:c="5"/>Details: FindConnectF77_FMDB.valg<text:line-break/> <text:s text:c="2"/>FindConnectF77_GRUMMP <text:s text:c="8"/>Details: FindConnectF77_GRUMMP<text:line-break/> <text:s text:c="2"/>FindConnectF77_GRUMMP.valg <text:s text:c="3"/>Details: FindConnectF77_GRUMMP.valg<text:line-break/> <text:s text:c="2"/>FindConnectF77_MOAB <text:s text:c="10"/>Details: FindConnectF77_MOAB<text:line-break/> <text:s text:c="2"/>FindConnectF77_MOAB.valg <text:s text:c="5"/>Details: FindConnectF77_MOAB.valg<text:line-break/> <text:s text:c="2"/>FindConnectF77_REFI <text:s text:c="10"/>Details: FindConnectF77_REFI<text:line-break/> <text:s text:c="2"/>FindConnectF77_REFI.valg <text:s text:c="5"/>Details: FindConnectF77_REFI.valg<text:line-break/> <text:s text:c="2"/>FindConnectF90_FMDB <text:s text:c="10"/>Details: FindConnectF90_FMDB<text:line-break/> <text:s text:c="2"/>FindConnectF90_FMDB.valg <text:s text:c="5"/>Details: FindConnectF90_FMDB.valg<text:line-break/> <text:s text:c="2"/>FindConnectF90_GRUMMP <text:s text:c="8"/>Details: FindConnectF90_GRUMMP<text:line-break/> <text:s text:c="2"/>FindConnectF90_GRUMMP.valg <text:s text:c="3"/>Details: FindConnectF90_GRUMMP.valg<text:line-break/> <text:s text:c="2"/>FindConnectF90_MOAB <text:s text:c="10"/>Details: FindConnectF90_MOAB<text:line-break/> <text:s text:c="2"/>FindConnectF90_MOAB.valg <text:s text:c="5"/>Details: FindConnectF90_MOAB.valg<text:line-break/> <text:s text:c="2"/>FindConnectF90_REFI <text:s text:c="10"/>Details: FindConnectF90_REFI<text:line-break/> <text:s text:c="2"/>FindConnectF90_REFI.valg <text:s text:c="5"/>Details: FindConnectF90_REFI.valg<text:line-break/> <text:s text:c="2"/>HelloMeshC_FMDB <text:s text:c="14"/>Details: HelloMeshC_FMDB<text:line-break/> <text:s text:c="2"/>HelloMeshC_FMDB.valg <text:s text:c="9"/>Details: HelloMeshC_FMDB.valg<text:line-break/> <text:s text:c="2"/>HelloMeshC_GRUMMP <text:s text:c="12"/>Details: HelloMeshC_GRUMMP<text:line-break/> <text:s text:c="2"/>HelloMeshC_GRUMMP.valg <text:s text:c="7"/>Details: HelloMeshC_GRUMMP.valg<text:line-break/> <text:s text:c="2"/>HelloMeshC_MOAB <text:s text:c="14"/>Details: HelloMeshC_MOAB<text:line-break/> <text:s text:c="2"/>HelloMeshC_MOAB.valg <text:s text:c="9"/>Details: HelloMeshC_MOAB.valg<text:line-break/> <text:s text:c="2"/>HelloMeshC_REFI <text:s text:c="14"/>Details: HelloMeshC_REFI<text:line-break/> <text:s text:c="2"/>HelloMeshC_REFI.valg <text:s text:c="9"/>Details: HelloMeshC_REFI.valg<text:line-break/> <text:s text:c="2"/>HelloMeshCXX_FMDB <text:s text:c="12"/>Details: HelloMeshCXX_FMDB<text:line-break/> <text:s text:c="2"/>HelloMeshCXX_FMDB.valg <text:s text:c="7"/>Details: HelloMeshCXX_FMDB.valg<text:line-break/> <text:s text:c="2"/>HelloMeshCXX_GRUMMP <text:s text:c="10"/>Details: HelloMeshCXX_GRUMMP<text:line-break/> <text:s text:c="2"/>HelloMeshCXX_GRUMMP.valg <text:s text:c="5"/>Details: HelloMeshCXX_GRUMMP.valg<text:line-break/> <text:s text:c="2"/>HelloMeshCXX_MOAB <text:s text:c="12"/>Details: HelloMeshCXX_MOAB<text:line-break/> <text:s text:c="2"/>HelloMeshCXX_MOAB.valg <text:s text:c="7"/>Details: HelloMeshCXX_MOAB.valg<text:line-break/> <text:s text:c="2"/>HelloMeshCXX_REFI <text:s text:c="12"/>Details: HelloMeshCXX_REFI<text:line-break/> <text:s text:c="2"/>HelloMeshCXX_REFI.valg <text:s text:c="7"/>Details: HelloMeshCXX_REFI.valg<text:line-break/> <text:s text:c="2"/>HelloMeshF77_FMDB <text:s text:c="12"/>Details: HelloMeshF77_FMDB<text:line-break/> <text:s text:c="2"/>HelloMeshF77_FMDB.valg <text:s text:c="7"/>Details: HelloMeshF77_FMDB.valg<text:line-break/> <text:s text:c="2"/>HelloMeshF77_GRUMMP <text:s text:c="10"/>Details: HelloMeshF77_GRUMMP<text:line-break/> <text:s text:c="2"/>HelloMeshF77_GRUMMP.valg <text:s text:c="5"/>Details: HelloMeshF77_GRUMMP.valg<text:line-break/> <text:s text:c="2"/>HelloMeshF77_MOAB <text:s text:c="12"/>Details: HelloMeshF77_MOAB<text:line-break/> <text:s text:c="2"/>HelloMeshF77_MOAB.valg <text:s text:c="7"/>Details: HelloMeshF77_MOAB.valg<text:line-break/> <text:s text:c="2"/>HelloMeshF77_REFI <text:s text:c="12"/>Details: HelloMeshF77_REFI<text:line-break/> <text:s text:c="2"/>HelloMeshF77_REFI.valg <text:s text:c="7"/>Details: HelloMeshF77_REFI.valg<text:line-break/> <text:s text:c="2"/>HelloMeshF90_FMDB <text:s text:c="12"/>Details: HelloMeshF90_FMDB<text:line-break/> <text:s text:c="2"/>HelloMeshF90_FMDB.valg <text:s text:c="7"/>Details: HelloMeshF90_FMDB.valg<text:line-break/> <text:s text:c="2"/>HelloMeshF90_GRUMMP <text:s text:c="10"/>Details: HelloMeshF90_GRUMMP<text:line-break/> <text:s text:c="2"/>HelloMeshF90_GRUMMP.valg <text:s text:c="5"/>Details: HelloMeshF90_GRUMMP.valg<text:line-break/> <text:s text:c="2"/>HelloMeshF90_MOAB <text:s text:c="12"/>Details: HelloMeshF90_MOAB<text:line-break/> <text:s text:c="2"/>HelloMeshF90_MOAB.valg <text:s text:c="7"/>Details: HelloMeshF90_MOAB.valg<text:line-break/> <text:s text:c="2"/>HelloMeshF90_REFI <text:s text:c="12"/>Details: HelloMeshF90_REFI<text:line-break/> <text:s text:c="2"/>HelloMeshF90_REFI.valg <text:s text:c="7"/>Details: HelloMeshF90_REFI.valg<text:line-break/></text:span><text:soft-page-break/><text:span text:style-name="T4"> <text:s text:c="2"/>ListSetsNTagsC_FMDB <text:s text:c="10"/>Details: ListSetsNTagsC_FMDB<text:line-break/> <text:s text:c="2"/>ListSetsNTagsC_FMDB.valg <text:s text:c="5"/>Details: ListSetsNTagsC_FMDB.valg<text:line-break/> <text:s text:c="2"/>ListSetsNTagsC_GRUMMP <text:s text:c="8"/>Details: ListSetsNTagsC_GRUMMP<text:line-break/> <text:s text:c="2"/>ListSetsNTagsC_GRUMMP.valg <text:s text:c="3"/>Details: ListSetsNTagsC_GRUMMP.valg<text:line-break/> <text:s text:c="2"/>ListSetsNTagsC_MOAB <text:s text:c="10"/>Details: ListSetsNTagsC_MOAB<text:line-break/> <text:s text:c="2"/>ListSetsNTagsC_MOAB.valg <text:s text:c="5"/>Details: ListSetsNTagsC_MOAB.valg<text:line-break/> <text:s text:c="2"/>ListSetsNTagsC_REFI <text:s text:c="10"/>Details: ListSetsNTagsC_REFI<text:line-break/> <text:s text:c="2"/>ListSetsNTagsC_REFI.valg <text:s text:c="5"/>Details: ListSetsNTagsC_REFI.valg<text:line-break/> <text:s text:c="2"/>ListSetsNTagsCXX_FMDB <text:s text:c="8"/>Details: ListSetsNTagsCXX_FMDB<text:line-break/> <text:s text:c="2"/>ListSetsNTagsCXX_FMDB.valg <text:s text:c="3"/>Details: ListSetsNTagsCXX_FMDB.valg<text:line-break/> <text:s text:c="2"/>ListSetsNTagsCXX_GRUMMP <text:s text:c="6"/>Details: ListSetsNTagsCXX_GRUMMP<text:line-break/> <text:s text:c="2"/>ListSetsNTagsCXX_GRUMMP.valg <text:s/>Details: ListSetsNTagsCXX_GRUMMP.valg<text:line-break/> <text:s text:c="2"/>ListSetsNTagsCXX_MOAB <text:s text:c="8"/>Details: ListSetsNTagsCXX_MOAB<text:line-break/> <text:s text:c="2"/>ListSetsNTagsCXX_MOAB.valg <text:s text:c="3"/>Details: ListSetsNTagsCXX_MOAB.valg<text:line-break/> <text:s text:c="2"/>ListSetsNTagsCXX_REFI <text:s text:c="8"/>Details: ListSetsNTagsCXX_REFI<text:line-break/> <text:s text:c="2"/>ListSetsNTagsCXX_REFI.valg <text:s text:c="3"/>Details: ListSetsNTagsCXX_REFI.valg<text:line-break/> <text:s text:c="2"/>ListSetsNTagsF77_FMDB <text:s text:c="8"/>Details: ListSetsNTagsF77_FMDB<text:line-break/> <text:s text:c="2"/>ListSetsNTagsF77_FMDB.valg <text:s text:c="3"/>Details: ListSetsNTagsF77_FMDB.valg<text:line-break/> <text:s text:c="2"/>ListSetsNTagsF77_GRUMMP <text:s text:c="6"/>Details: ListSetsNTagsF77_GRUMMP<text:line-break/> <text:s text:c="2"/>ListSetsNTagsF77_GRUMMP.valg <text:s/>Details: ListSetsNTagsF77_GRUMMP.valg<text:line-break/> <text:s text:c="2"/>ListSetsNTagsF77_MOAB <text:s text:c="8"/>Details: ListSetsNTagsF77_MOAB<text:line-break/> <text:s text:c="2"/>ListSetsNTagsF77_MOAB.valg <text:s text:c="3"/>Details: ListSetsNTagsF77_MOAB.valg<text:line-break/> <text:s text:c="2"/>ListSetsNTagsF77_REFI <text:s text:c="8"/>Details: ListSetsNTagsF77_REFI<text:line-break/> <text:s text:c="2"/>ListSetsNTagsF77_REFI.valg <text:s text:c="3"/>Details: ListSetsNTagsF77_REFI.valg<text:line-break/> <text:s text:c="2"/>ListSetsNTagsF90_FMDB <text:s text:c="8"/>Details: ListSetsNTagsF90_FMDB<text:line-break/> <text:s text:c="2"/>ListSetsNTagsF90_FMDB.valg <text:s text:c="3"/>Details: ListSetsNTagsF90_FMDB.valg<text:line-break/> <text:s text:c="2"/>ListSetsNTagsF90_GRUMMP <text:s text:c="6"/>Details: ListSetsNTagsF90_GRUMMP<text:line-break/> <text:s text:c="2"/>ListSetsNTagsF90_GRUMMP.valg <text:s/>Details: ListSetsNTagsF90_GRUMMP.valg<text:line-break/> <text:s text:c="2"/>ListSetsNTagsF90_MOAB <text:s text:c="8"/>Details: ListSetsNTagsF90_MOAB<text:line-break/> <text:s text:c="2"/>ListSetsNTagsF90_MOAB.valg <text:s text:c="3"/>Details: ListSetsNTagsF90_MOAB.valg<text:line-break/> <text:s text:c="2"/>ListSetsNTagsF90_REFI <text:s text:c="8"/>Details: ListSetsNTagsF90_REFI<text:line-break/> <text:s text:c="2"/>ListSetsNTagsF90_REFI.valg <text:s text:c="3"/>Details: ListSetsNTagsF90_REFI.valg<text:line-break/> <text:s text:c="2"/>PerftestC_FMDB <text:s text:c="15"/>Details: PerftestC_FMDB<text:line-break/> <text:s text:c="2"/>PerftestC_FMDB.valg <text:s text:c="10"/>Details: PerftestC_FMDB.valg<text:line-break/> <text:s text:c="2"/>PerftestC_GRUMMP <text:s text:c="13"/>Details: PerftestC_GRUMMP<text:line-break/> <text:s text:c="2"/>PerftestC_GRUMMP.valg <text:s text:c="8"/>Details: PerftestC_GRUMMP.valg<text:line-break/> <text:s text:c="2"/>PerftestC_MOAB <text:s text:c="15"/>Details: PerftestC_MOAB<text:line-break/> <text:s text:c="2"/>PerftestC_MOAB.valg <text:s text:c="10"/>Details: PerftestC_MOAB.valg<text:line-break/> <text:s text:c="2"/>PerftestC_REFI <text:s text:c="15"/>Details: PerftestC_REFI <text:line-break/> <text:s text:c="2"/>PerftestC_REFI.valg <text:s text:c="10"/>Details: PerftestC_REFI.valg<text:line-break/> <text:s text:c="2"/>PerftestCXX_FMDB <text:s text:c="13"/>Details: </text:span><text:a xlink:type="simple" xlink:href="https://itaps.mcs.anl.gov/results.20120403/PerftestCXX_FMDB.out"><text:span text:style-name="T4">PerftestCXX_FMDB </text:span></text:a><text:span text:style-name="T4"><text:line-break/> <text:s text:c="2"/>PerftestCXX_FMDB.valg <text:s text:c="8"/>Details: PerftestCXX_FMDB.valg<text:line-break/> <text:s text:c="2"/>PerftestCXX_GRUMMP <text:s text:c="11"/>Details: PerftestCXX_GRUMMP<text:line-break/> <text:s text:c="2"/>PerftestCXX_GRUMMP.valg <text:s text:c="6"/>Details: PerftestCXX_GRUMMP.valg<text:line-break/> <text:s text:c="2"/>PerftestCXX_MOAB <text:s text:c="13"/>Details: PerftestCXX_MOAB<text:line-break/> <text:s text:c="2"/>PerftestCXX_MOAB.valg <text:s text:c="8"/>Details: PerftestCXX_MOAB.valg<text:line-break/> <text:s text:c="2"/>PerftestCXX_REFI <text:s text:c="13"/>Details: PerftestCXX_REFI <text:line-break/> <text:s text:c="2"/>PerftestCXX_REFI.valg <text:s text:c="8"/>Details: PerftestCXX_REFI.valg<text:line-break/> <text:s text:c="2"/>PerftestF77_FMDB <text:s text:c="13"/>Did NOT run<text:line-break/> <text:s text:c="2"/>PerftestF77_FMDB.valg <text:s text:c="8"/>Details: PerftestF77_FMDB.valg<text:line-break/> <text:s text:c="2"/>PerftestF77_GRUMMP <text:s text:c="11"/>Details: PerftestF77_GRUMMP<text:line-break/> <text:s text:c="2"/>PerftestF77_GRUMMP.valg <text:s text:c="6"/>Details: PerftestF77_GRUMMP.valg<text:line-break/> <text:s text:c="2"/>PerftestF77_MOAB <text:s text:c="13"/>Did NOT run<text:line-break/> <text:s text:c="2"/>PerftestF77_MOAB.valg <text:s text:c="8"/>Details: PerftestF77_MOAB.valg<text:line-break/> <text:s text:c="2"/>PerftestF77_REFI <text:s text:c="13"/>Details: PerftestF77_REFI <text:line-break/> <text:s text:c="2"/>PerftestF77_REFI.valg <text:s text:c="8"/>Details: PerftestF90_REFI.valg<text:line-break/> <text:s text:c="2"/>PerftestF90_FMDB <text:s text:c="13"/>Did NOT run<text:line-break/></text:span><text:soft-page-break/><text:span text:style-name="T4"> <text:s text:c="2"/>PerftestF90_FMDB.valg <text:s text:c="8"/>Details: PerftestF90_FMDB.valg<text:line-break/> <text:s text:c="2"/>PerftestF90_GRUMMP <text:s text:c="11"/>Details: PerftestF90_GRUMMP<text:line-break/> <text:s text:c="2"/>PerftestF90_GRUMMP.valg <text:s text:c="6"/>Details: PerftestF90_GRUMMP.valg<text:line-break/> <text:s text:c="2"/>PerftestF90_MOAB <text:s text:c="13"/>Did NOT run<text:line-break/> <text:s text:c="2"/>PerftestF90_MOAB.valg <text:s text:c="8"/>Details: PerftestF90_MOAB.valg<text:line-break/> <text:s text:c="2"/>PerftestF90_REFI <text:s text:c="13"/>Details: PerftestF90_REFI <text:line-break/> <text:s text:c="2"/>PerftestF90_REFI.valg <text:s text:c="8"/>Details: PerftestF90_REFI.valg<text:line-break/> <text:s text:c="2"/>SimpleIteratorC_FMDB <text:s text:c="9"/>Details: SimpleIteratorC_FMDB<text:line-break/> <text:s text:c="2"/>SimpleIteratorC_FMDB.valg <text:s text:c="4"/>Details: SimpleIteratorC_FMDB.valg<text:line-break/> <text:s text:c="2"/>SimpleIteratorC_GRUMMP <text:s text:c="7"/>Details: SimpleIteratorC_GRUMMP<text:line-break/> <text:s text:c="2"/>SimpleIteratorC_GRUMMP.valg <text:s text:c="2"/>Details: SimpleIteratorC_GRUMMP.valg<text:line-break/> <text:s text:c="2"/>SimpleIteratorC_MOAB <text:s text:c="9"/>Details: SimpleIteratorC_MOAB<text:line-break/> <text:s text:c="2"/>SimpleIteratorC_MOAB.valg <text:s text:c="4"/>Details: SimpleIteratorC_MOAB.valg<text:line-break/> <text:s text:c="2"/>SimpleIteratorC_REFI <text:s text:c="9"/>Details: SimpleIteratorC_REFI <text:line-break/> <text:s text:c="2"/>SimpleIteratorC_REFI.valg <text:s text:c="4"/>Details: SimpleIteratorC_REFI.valg<text:line-break/> <text:s text:c="2"/>SimpleIteratorCXX_FMDB <text:s text:c="7"/>Details: SimpleIteratorCXX_FMDB <text:line-break/> <text:s text:c="2"/>SimpleIteratorCXX_FMDB.valg <text:s text:c="2"/>Details: SimpleIteratorCXX_FMDB.valg<text:line-break/> <text:s text:c="2"/>SimpleIteratorCXX_GRUMMP <text:s text:c="5"/>Details: SimpleIteratorCXX_GRUMMP<text:line-break/> <text:s text:c="2"/>SimpleIteratorCXX_GRUMMP.valg Details: SimpleIteratorCXX_GRUMMP.valg<text:line-break/> <text:s text:c="2"/>SimpleIteratorCXX_MOAB <text:s text:c="7"/>Details: SimpleIteratorCXX_MOAB<text:line-break/> <text:s text:c="2"/>SimpleIteratorCXX_MOAB.valg <text:s text:c="2"/>Details: SimpleIteratorCXX_MOAB.valg<text:line-break/> <text:s text:c="2"/>SimpleIteratorCXX_REFI <text:s text:c="7"/>Details: SimpleIteratorCXX_REFI <text:line-break/> <text:s text:c="2"/>SimpleIteratorCXX_REFI.valg <text:s text:c="2"/>Details: SimpleIteratorCXX_REFI.valg<text:line-break/> <text:s text:c="2"/>SimpleIteratorF77_FMDB <text:s text:c="7"/>Details: SimpleIteratorF77_FMDB<text:line-break/> <text:s text:c="2"/>SimpleIteratorF77_FMDB.valg <text:s text:c="2"/>Details: SimpleIteratorF77_FMDB.valg<text:line-break/> <text:s text:c="2"/>SimpleIteratorF77_GRUMMP <text:s text:c="5"/>Details: SimpleIteratorF77_GRUMMP<text:line-break/> <text:s text:c="2"/>SimpleIteratorF77_GRUMMP.valg Details: SimpleIteratorF77_GRUMMP.valg<text:line-break/> <text:s text:c="2"/>SimpleIteratorF77_MOAB <text:s text:c="7"/>Details: SimpleIteratorF77_MOAB<text:line-break/> <text:s text:c="2"/>SimpleIteratorF77_MOAB.valg <text:s text:c="2"/>Details: SimpleIteratorF77_MOAB.valg<text:line-break/> <text:s text:c="2"/>SimpleIteratorF77_REFI <text:s text:c="7"/>Details: SimpleIteratorF77_REFI <text:line-break/> <text:s text:c="2"/>SimpleIteratorF77_REFI.valg <text:s text:c="2"/>Details: SimpleIteratorF77_REFI.valg<text:line-break/> <text:s text:c="2"/>SimpleIteratorF90_FMDB <text:s text:c="7"/>Details: SimpleIteratorF90_FMDB<text:line-break/> <text:s text:c="2"/>SimpleIteratorF90_FMDB.valg <text:s text:c="2"/>Details: SimpleIteratorF90_FMDB.valg<text:line-break/> <text:s text:c="2"/>SimpleIteratorF90_GRUMMP <text:s text:c="5"/>Details: SimpleIteratorF90_GRUMMP<text:line-break/> <text:s text:c="2"/>SimpleIteratorF90_GRUMMP.valg Details: SimpleIteratorF90_GRUMMP.valg<text:line-break/> <text:s text:c="2"/>SimpleIteratorF90_MOAB <text:s text:c="7"/>Details: SimpleIteratorF90_MOAB<text:line-break/> <text:s text:c="2"/>SimpleIteratorF90_MOAB.valg <text:s text:c="2"/>Details: SimpleIteratorF90_MOAB.valg<text:line-break/> <text:s text:c="2"/>SimpleIteratorF90_REFI <text:s text:c="7"/>Details: SimpleIteratorF90_REFI<text:line-break/> <text:s text:c="2"/>SimpleIteratorF90_REFI.valg <text:s text:c="2"/>Details: SimpleIteratorF90_REFI.valg<text:line-break/>-----------------------------------------------<text:line-break/>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fo:hyphenation-ladder-count="no-limit" style:writing-mode="lr-tb"/>
      <style:text-properties style:use-window-font-color="true" style:font-name="Times New Roman" fo:font-size="12pt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lain_20_Text" style:display-name="Plain Text" style:family="paragraph" style:parent-style-name="Standard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TML_20_Preformatted" style:display-name="HTML Preformatted" style:family="paragraph" style:parent-style-name="Standard"/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/>
    <style:style style:name="HTML_20_Preformatted_20_Char" style:display-name="HTML Preformatted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0425in" fo:margin-right="0.4374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 User</meta:initial-creator>
    <meta:editing-cycles>78</meta:editing-cycles>
    <meta:creation-date>2012-04-02T17:25:00</meta:creation-date>
    <dc:date>2012-04-16T12:57:03</dc:date>
    <meta:editing-duration>PT01H49M57S</meta:editing-duration>
    <meta:generator>OpenOffice.org/3.2$Unix OpenOffice.org_project/320m12$Build-9483</meta:generator>
    <meta:document-statistic meta:table-count="2" meta:image-count="0" meta:object-count="0" meta:page-count="15" meta:paragraph-count="981" meta:word-count="2891" meta:character-count="29888"/>
    <meta:template xlink:type="simple" xlink:actuate="onRequest" xlink:title="Normal.dotm" xlink:href=""/>
  </office:meta>
</office:document-meta>
</file>